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3.151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1.658cm"/>
      <style:paragraph-properties style:writing-mode="lr-tb"/>
    </style:style>
    <style:style style:name="pr7" style:family="presentation" style:parent-style-name="Default-title">
      <style:graphic-properties fo:min-height="3.94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fo:font-size="16pt"/>
    </style:style>
    <style:style style:name="P4" style:family="paragraph">
      <style:paragraph-properties style:writing-mode="lr-tb"/>
      <style:text-properties fo:font-size="16pt"/>
    </style:style>
    <style:style style:name="P5" style:family="paragraph">
      <style:paragraph-properties style:writing-mode="lr-tb"/>
      <style:text-properties fo:font-size="10pt"/>
    </style:style>
    <style:style style:name="P6" style:family="paragraph">
      <style:paragraph-properties style:writing-mode="lr-tb"/>
      <style:text-properties fo:font-size="40pt"/>
    </style:style>
    <style:style style:name="P7" style:family="paragraph">
      <style:text-properties fo:font-size="10pt" style:font-size-asian="32pt" style:font-size-complex="32pt"/>
    </style:style>
    <style:style style:name="P8" style:family="paragraph">
      <style:paragraph-properties style:writing-mode="lr-tb"/>
      <style:text-properties fo:font-size="10pt" style:font-size-asian="32pt" style:font-size-complex="32pt"/>
    </style:style>
    <style:style style:name="P9" style:family="paragraph">
      <loext:graphic-properties draw:fill-color="#ffffff"/>
    </style:style>
    <style:style style:name="P10" style:family="paragraph">
      <style:text-properties fo:font-size="36pt"/>
    </style:style>
    <style:style style:name="P11" style:family="paragraph">
      <style:text-properties fo:font-size="28pt"/>
    </style:style>
    <style:style style:name="P12" style:family="paragraph">
      <style:text-properties fo:font-size="32pt"/>
    </style:style>
    <style:style style:name="P13" style:family="paragraph">
      <style:text-properties fo:font-size="18pt"/>
    </style:style>
    <style:style style:name="T1" style:family="text">
      <style:text-properties fo:font-size="16pt"/>
    </style:style>
    <style:style style:name="T2" style:family="text">
      <style:text-properties fo:font-size="10pt"/>
    </style:style>
    <style:style style:name="T3" style:family="text">
      <style:text-properties fo:font-size="10pt" style:font-size-asian="32pt" style:font-size-complex="32pt"/>
    </style:style>
    <style:style style:name="T4" style:family="text">
      <style:text-properties fo:font-size="36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super 58%" style:font-name="Liberation Sans" fo:font-size="10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8pt"/>
    </style:style>
    <style:style style:name="T8" style:family="text">
      <style:text-properties fo:font-size="32pt"/>
    </style:style>
    <style:style style:name="T9" style:family="text">
      <style:text-properties fo:font-size="18pt"/>
    </style:style>
    <style:style style:name="T10" style:family="text">
      <style:text-properties style:text-position="super 58%" fo:font-size="10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ngular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3.151cm" svg:x="1.4cm" svg:y="0.367cm" presentation:class="title" presentation:user-transformed="true">
          <draw:text-box>
            <text:p text:style-name="P3"><text:span text:style-name="T1">What is Angular</text:span><text:span text:style-name="T1"><text:line-break/></text:span><text:span text:style-name="T1">How Does Angular Work</text:span><text:span text:style-name="T1"><text:line-break/></text:span><text:span text:style-name="T1">Creating Your First App</text:span><text:span text:style-name="T1"><text:line-break/></text:span><text:span text:style-name="T1">Editing Your First App</text:span><text:span text:style-name="T1"><text:line-break/></text:span><text:span text:style-name="T1"/></text:p>
          </draw:text-box>
        </draw:frame>
        <draw:frame presentation:style-name="pr5" draw:text-style-name="P5" draw:layer="layout" svg:width="26.286cm" svg:height="11.516cm" svg:x="1.4cm" svg:y="3.595cm" presentation:class="outline" presentation:user-transformed="true">
          <draw:text-box>
            <text:list text:style-name="L2">
              <text:list-item>
                <text:p><text:span text:style-name="T2">A Client Side ( Front End ) Javascript Framework</text:span></text:p>
              </text:list-item>
              <text:list-item>
                <text:p><text:span text:style-name="T2">Single Page – Contains the framework and only parts that need to be updated are updated.</text:span></text:p>
                <text:list>
                  <text:list-item>
                    <text:p><text:span text:style-name="T2">Page Changing happens on the front end.</text:span></text:p>
                  </text:list-item>
                </text:list>
              </text:list-item>
              <text:list-item>
                <text:p><text:span text:style-name="T2">How Does Angular Work</text:span></text:p>
                <text:list>
                  <text:list-item>
                    <text:p><text:span text:style-name="T2">Use Typescript that is compile to JavaSCript</text:span></text:p>
                  </text:list-item>
                  <text:list-item>
                    <text:p><text:span text:style-name="T2">Chosen for its Strong Typing</text:span></text:p>
                  </text:list-item>
                </text:list>
              </text:list-item>
              <text:list-item>
                <text:p><text:span text:style-name="T2">Creating your first App</text:span></text:p>
                <text:list>
                  <text:list-item>
                    <text:p><text:span text:style-name="T2">Download npm </text:span></text:p>
                  </text:list-item>
                </text:list>
              </text:list-item>
              <text:list-item>
                <text:p><text:span text:style-name="T2">Editing the App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text-style-name="P6" draw:layer="layout" svg:width="25.199cm" svg:height="1.658cm" svg:x="1.4cm" svg:y="0.628cm" presentation:class="title" presentation:user-transformed="true">
          <draw:text-box>
            <text:p><text:span text:style-name="T1">Understanding the Project Structure</text:span></text:p>
          </draw:text-box>
        </draw:frame>
        <draw:frame presentation:style-name="pr5" draw:text-style-name="P8" draw:layer="layout" svg:width="26.286cm" svg:height="13.462cm" svg:x="1.4cm" svg:y="2.032cm" presentation:class="outline" presentation:user-transformed="true">
          <draw:text-box>
            <text:list text:style-name="L2">
              <text:list-item>
                <text:p text:style-name="P7"><text:span text:style-name="T3">angular-cli.json – Fine Tune the project to your needs</text:span><text:span text:style-name="T3"><text:tab/></text:span><text:span text:style-name="T3"><text:tab/></text:span><text:span text:style-name="T3"><text:tab/></text:span><text:span text:style-name="T3"><text:tab/></text:span></text:p>
              </text:list-item>
              <text:list-item>
                <text:p text:style-name="P7"><text:span text:style-name="T3">.editorconfig – How the project is displayed in the IDE</text:span></text:p>
              </text:list-item>
              <text:list-item>
                <text:p text:style-name="P7"><text:span text:style-name="T3">.gitignore</text:span><text:span text:style-name="T3"><text:tab/></text:span><text:span text:style-name="T3"><text:tab/></text:span><text:span text:style-name="T3"><text:tab/></text:span><text:span text:style-name="T3"><text:tab/></text:span><text:span text:style-name="T3">karma.conf.js – configures testing</text:span><text:span text:style-name="T3"><text:tab/></text:span><text:span text:style-name="T3"><text:tab/></text:span><text:span text:style-name="T3"><text:tab/></text:span><text:span text:style-name="T3"><text:tab/></text:span><text:span text:style-name="T3">package.json  </text:span></text:p>
              </text:list-item>
              <text:list-item>
                <text:p text:style-name="P7"><text:span text:style-name="T3">protractor-conf.js – Connected to testing</text:span></text:p>
              </text:list-item>
              <text:list-item>
                <text:p text:style-name="P7"><text:span text:style-name="T3">tsconfig.json – Configuration for JSON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tslint.json</text:span></text:p>
              </text:list-item>
              <text:list-item>
                <text:p text:style-name="P7"><text:span text:style-name="T3">e2e Directory – Install the end to end test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Node Modules</text:span></text:p>
              </text:list-item>
              <text:list-item>
                <text:p text:style-name="P7"><text:span text:style-name="T3">src/app – Contains our applications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rc/environments – manage different environment varibles</text:span></text:p>
              </text:list-item>
              <text:list-item>
                <text:p text:style-name="P7"><text:span text:style-name="T3">src/assets – Store static assets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rc/favicon.ico </text:span><text:span text:style-name="T3"><text:tab/></text:span><text:span text:style-name="T3"><text:tab/></text:span><text:span text:style-name="T3"><text:tab/></text:span></text:p>
              </text:list-item>
              <text:list-item>
                <text:p text:style-name="P7"><text:span text:style-name="T3">index.html – Has the &lt;app-root&gt; <text:s/></text:span></text:p>
              </text:list-item>
              <text:list-item>
                <text:p text:style-name="P7"><text:span text:style-name="T3">polyfill.ts – Makes the code work in older builds and can add special packages for your application to work</text:span></text:p>
              </text:list-item>
              <text:list-item>
                <text:p text:style-name="P7"><text:span text:style-name="T3">tsconfig.app.json, tsconfig.spec.json → compiler specification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ow Does the Angular App Start</text:p>
          </draw:text-box>
        </draw:frame>
        <draw:frame presentation:style-name="pr5" draw:text-style-name="P7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 text:style-name="P7"><text:span text:style-name="T3">Angular renders the DOM at runtime in the browser to display a page to the user the feeling something has changed while in the end no page was fetched</text:span></text:p>
                <text:list>
                  <text:list-item>
                    <text:p><text:span text:style-name="T3">Angular uses JavaScript to manipulate the page. <text:s/></text:span></text:p>
                  </text:list-item>
                  <text:list-item>
                    <text:p><text:span text:style-name="T3">A Script import will done <text:s/>at runtime – The tag can be seen when a view source is done at the browser</text:span></text:p>
                    <text:list>
                      <text:list-item>
                        <text:p><text:span text:style-name="T3">When an Angular Project is compiled it is converted into typescript</text:span></text:p>
                      </text:list-item>
                      <text:list-item>
                        <text:p><text:span text:style-name="T3">It <text:s/>is loaded by the script tag in CS and the &lt;app-root&gt; tag is added to the same html file</text:span></text:p>
                      </text:list-item>
                    </text:list>
                  </text:list-item>
                  <text:list-item>
                    <text:p><text:span text:style-name="T3">After compiling the code to JavaScript, bundling the code to main.bundle.ts then it inject the import statements into HTML</text:span></text:p>
                  </text:list-item>
                </text:list>
              </text:list-item>
              <text:list-item>
                <text:p><text:span text:style-name="T3">main.ts starts the file holding the first code to be executed in your final main.bundle.js </text:span></text:p>
                <text:list>
                  <text:list-item>
                    <text:p><text:span text:style-name="T3">Kickstarts the application</text:span></text:p>
                  </text:list-item>
                </text:list>
              </text:list-item>
              <text:list-item>
                <text:p><text:span text:style-name="T3">AppModule</text:span></text:p>
                <text:list>
                  <text:list-item>
                    <text:p><text:span text:style-name="T3">Tell Angular which features is the application us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Overview of TypeScript</text:p>
          </draw:text-box>
        </draw:frame>
        <draw:frame presentation:style-name="pr5" draw:text-style-name="P7" draw:layer="layout" svg:width="24.254cm" svg:height="10.285cm" svg:x="1.4cm" svg:y="3.685cm" presentation:class="outline" presentation:user-transformed="true">
          <draw:text-box>
            <text:list text:style-name="L2">
              <text:list-item>
                <text:p text:style-name="P7"><text:span text:style-name="T3">export – What ever comes after export can be used in another file</text:span></text:p>
              </text:list-item>
              <text:list-item>
                <text:p text:style-name="P7"><text:span text:style-name="T3">import – Include Files</text:span></text:p>
              </text:list-item>
              <text:list-item>
                <text:p text:style-name="P7"><text:span text:style-name="T3">class – More Convenient for creating object blueprints / methods / properties </text:span></text:p>
              </text:list-item>
              <text:list-item>
                <text:p text:style-name="P7"><text:span text:style-name="T3">Each variable can have a type either by assign a value ( infer type ) <text:s/>or by declaring a type.</text:span></text:p>
                <text:list>
                  <text:list-item>
                    <text:p><text:span text:style-name="T3">Complain if the variable is used as a different type</text:span></text:p>
                  </text:list-item>
                </text:list>
              </text:list-item>
              <text:list-item>
                <text:p><text:span text:style-name="T3">@Componet is an example of a decorator – Functions which can be attached to other constructs.</text:span></text:p>
                <text:list>
                  <text:list-item>
                    <text:p><text:span text:style-name="T3">Alway refer to what comes after it.</text:span></text:p>
                  </text:list-item>
                </text:list>
              </text:list-item>
              <text:list-item>
                <text:p><text:span text:style-name="T3">Can have the private key for class data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nfiguring the Editor</text:p>
          </draw:text-box>
        </draw:frame>
        <draw:frame presentation:style-name="pr5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Adjusting the editor</text:p>
                <text:list>
                  <text:list-item>
                    <text:p>Install the Angular Essentials Plug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emplates and the DOM</text:p>
          </draw:text-box>
        </draw:frame>
        <draw:frame presentation:style-name="pr5" draw:text-style-name="P7" draw:layer="layout" svg:width="26.032cm" svg:height="11.301cm" svg:x="1.4cm" svg:y="3.685cm" presentation:class="outline" presentation:user-transformed="true">
          <draw:text-box>
            <text:list text:style-name="L2">
              <text:list-item>
                <text:p text:style-name="P7"><text:span text:style-name="T3">We write the HTML Code which is rendered when gets rendered </text:span></text:p>
              </text:list-item>
              <text:list-item>
                <text:p text:style-name="P7"><text:span text:style-name="T3">Angular Components are rendered by Angular</text:span></text:p>
                <text:list>
                  <text:list-item>
                    <text:p><text:span text:style-name="T3">One of the JavaScript bundles we import holds the Angular Code</text:span></text:p>
                  </text:list-item>
                  <text:list-item>
                    <text:p><text:span text:style-name="T3">Angular will adjust the DOM after the page has been loaded </text:span></text:p>
                  </text:list-item>
                  <text:list-item>
                    <text:p><text:span text:style-name="T3">In the browser all the code as sub-children of the component will be displayed as source</text:span></text:p>
                  </text:list-item>
                </text:list>
              </text:list-item>
              <text:list-item>
                <text:p><text:span text:style-name="T3">The HTML gets parsed by angular which is transformed into JavaScript and then adjust the DOM based on the template</text:span></text:p>
                <text:list>
                  <text:list-item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How Angular Reads your Components</text:p>
          </draw:text-box>
        </draw:frame>
        <draw:frame presentation:style-name="pr5" draw:text-style-name="P7" draw:layer="layout" svg:width="25.778cm" svg:height="11.809cm" svg:x="1.4cm" svg:y="3.685cm" presentation:class="outline" presentation:user-transformed="true">
          <draw:text-box>
            <text:list text:style-name="L2">
              <text:list-item>
                <text:p text:style-name="P7"><text:span text:style-name="T3">String Interpolation -- {{ title }}</text:span></text:p>
              </text:list-item>
              <text:list-item>
                <text:p text:style-name="P7"><text:span text:style-name="T3">For typescript modules used by Angular they create the class, not the developer</text:span></text:p>
              </text:list-item>
              <text:list-item>
                <text:p text:style-name="P7"><text:span text:style-name="T3">Used the @Component to tell the compiler that the class is an Angular Component</text:span></text:p>
                <text:list>
                  <text:list-item>
                    <text:p><text:span text:style-name="T3">selector – A CSS Selector used for identification of the component </text:span></text:p>
                    <text:list>
                      <text:list-item>
                        <text:p><text:span text:style-name="T3">prefix our elements with unique prefixes </text:span></text:p>
                        <text:list>
                          <text:list-item>
                            <text:p><text:span text:style-name="T3">Ex. app-root</text:span><text:span text:style-name="T3"><text:tab/></text:span><text:span text:style-name="T3"><text:tab/></text:span><text:span text:style-name="T3"><text:tab/></text:span><text:span text:style-name="T3">app is the prefix used to make it uniqu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templateURL – Contains the HTML to be rendered when the selector is found</text:span></text:p>
                  </text:list-item>
                  <text:list-item>
                    <text:p><text:span text:style-name="T3">styleURLS – Contains the specific CSS used for styling when the selector is found</text:span></text:p>
                  </text:list-item>
                </text:list>
              </text:list-item>
              <text:list-item>
                <text:p><text:span text:style-name="T3">In the AppComponent the module component is declared in the Declarations </text:span></text:p>
              </text:list-item>
              <text:list-item>
                <text:p><text:span text:style-name="T3">AppComponent – contains the complete app</text:span></text:p>
                <text:list>
                  <text:list-item>
                    <text:p><text:span text:style-name="T3">bootstrap – AppComponent <text:s/>– The one componnent that can be found in the HTML ifiel</text:span></text:p>
                  </text:list-item>
                  <text:list-item>
                    <text:p><text:span text:style-name="T3">Is put in the bootstrap array and declarations of the Module</text:span></text:p>
                  </text:list-item>
                  <text:list-item>
                    <text:p><text:span text:style-name="T3">If a component is put into the bootstrap Angular assumes you want to start an additional Angular Applic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dding Custom Components</text:p>
          </draw:text-box>
        </draw:frame>
        <draw:frame presentation:style-name="pr5" draw:text-style-name="P7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 text:style-name="P7"><text:span text:style-name="T3">Convention </text:span></text:p>
                <text:list>
                  <text:list-item>
                    <text:p text:style-name="P7"><text:span text:style-name="T3">Name of Feature then Name of Component then file extension</text:span></text:p>
                  </text:list-item>
                </text:list>
              </text:list-item>
              <text:list-item>
                <text:p><text:span text:style-name="T3">@Component – recieves a JavaScript object to configure it</text:span></text:p>
                <text:list>
                  <text:list-item>
                    <text:p><text:span text:style-name="T3">Example – Use Single Quotes</text:span></text:p>
                    <text:list>
                      <text:list-item>
                        <text:p><text:span text:style-name="T3">{ selector: ‘app-user’, template: ‘&lt;p&gt;Hello&lt;/p&gt;’ }</text:span></text:p>
                      </text:list-item>
                    </text:list>
                  </text:list-item>
                  <text:list-item>
                    <text:p><text:span text:style-name="T3">Example – Use back ticks for multi line</text:span></text:p>
                    <text:list>
                      <text:list-item>
                        <text:p><text:span text:style-name="T3">{ selector: ‘app-user’, template: `</text:span></text:p>
                        <text:list>
                          <text:list-item>
                            <text:p><text:span text:style-name="T3">&lt;p&gt;Hello&lt;/p&gt; </text:span></text:p>
                          </text:list-item>
                          <text:list-item>
                            <text:p><text:span text:style-name="T3">&lt;p&gt;I am an user&lt;/p&gt;</text:span></text:p>
                          </text:list-item>
                        </text:list>
                      </text:list-item>
                      <text:list-item>
                        <text:p><text:span text:style-name="T3">}</text:span></text:p>
                      </text:list-item>
                    </text:list>
                  </text:list-item>
                </text:list>
              </text:list-item>
              <text:list-item>
                <text:p><text:span text:style-name="T3">In the module type add the component to the declarations section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0" draw:layer="layout" svg:width="25.199cm" svg:height="2.845cm" svg:x="1.4cm" svg:y="0.52cm" presentation:class="title" presentation:user-transformed="true">
          <draw:text-box>
            <text:p text:style-name="P10"><text:span text:style-name="T4">Output Content Via String Interpolation</text:span><text:span text:style-name="T4"><text:line-break/></text:span><text:span text:style-name="T4">Listening to (User Events )</text:span></text:p>
          </draw:text-box>
        </draw:frame>
        <draw:frame presentation:style-name="pr5" draw:text-style-name="P7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 text:style-name="P7"><text:span text:style-name="T3">Example of String Interpolation – {{ title }}</text:span></text:p>
                <text:list>
                  <text:list-item>
                    <text:p text:style-name="P7"><text:span text:style-name="T3">title is a property found in the component type script</text:span></text:p>
                  </text:list-item>
                  <text:list-item>
                    <text:p text:style-name="P7"><text:span text:style-name="T3">Used in templates controlled by Angular</text:span></text:p>
                  </text:list-item>
                </text:list>
              </text:list-item>
              <text:list-item>
                <text:p><text:span text:style-name="T3">Listening to User Events</text:span></text:p>
                <text:list>
                  <text:list-item>
                    <text:p><text:span text:style-name="T3">In the template &lt;input type=”text” (input)=”onUserInput($event)” &gt;&lt;/input&gt; </text:span></text:p>
                    <text:list>
                      <text:list-item>
                        <text:p><text:span text:style-name="T3">inside put the name of the event in normal parenthesis</text:span></text:p>
                      </text:list-item>
                      <text:list-item>
                        <text:p><text:span text:style-name="T3">prefix on is a standard so developer know this function is triggered by an event</text:span></text:p>
                      </text:list-item>
                      <text:list-item>
                        <text:p><text:span text:style-name="T3">$event – Passing this object get access to the Native Dom Event</text:span></text:p>
                      </text:list-item>
                      <text:list-item>
                        <text:p><text:span text:style-name="T3">The component.ts contains the onUserInput</text:span></text:p>
                      </text:list-item>
                    </text:list>
                  </text:list-item>
                  <text:list-item>
                    <text:p><text:span text:style-name="T3">In the component.ts add a function onUserInput</text:span></text:p>
                    <text:list>
                      <text:list-item>
                        <text:p><text:span text:style-name="T3">Example</text:span></text:p>
                        <text:list>
                          <text:list-item>
                            <text:p><text:span text:style-name="T3">onUserInput(event) {</text:span></text:p>
                            <text:list>
                              <text:list-item>
                                <text:p><text:span text:style-name="T3">this.name = event.target.value;</text:span></text:p>
                              </text:list-item>
                            </text:list>
                          </text:list-item>
                          <text:list-item>
                            <text:p><text:span text:style-name="T3">}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inding to Properties</text:p>
          </draw:text-box>
        </draw:frame>
        <draw:frame presentation:style-name="pr5" draw:text-style-name="P7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 text:style-name="P7"><text:span text:style-name="T3">Assign name as the initial value</text:span></text:p>
                <text:list>
                  <text:list-item>
                    <text:p text:style-name="P7"><text:span text:style-name="T5">1</text:span><text:span text:style-name="T6">st</text:span><text:span text:style-name="T5"> solution: </text:span><text:span text:style-name="T3">In the template &lt;input type=”text” (input)=”onUserInput($event)” value=”{{ name }}”&gt;&lt;/input&gt;</text:span></text:p>
                    <text:list>
                      <text:list-item>
                        <text:p><text:span text:style-name="T3">Example of setting the value attribute <text:s/></text:span></text:p>
                      </text:list-item>
                    </text:list>
                  </text:list-item>
                  <text:list-item>
                    <text:p text:style-name="P7"><text:span text:style-name="T5">2</text:span><text:span text:style-name="T6">nd</text:span><text:span text:style-name="T5"> </text:span><text:span text:style-name="T5">solution: </text:span><text:span text:style-name="T3">In the template &lt;input type=”text” (input)=”onUserInput($event)” [value]=”name”&gt;&lt;/input&gt;</text:span></text:p>
                    <text:list>
                      <text:list-item>
                        <text:p><text:span text:style-name="T3">bind to the the property attribute</text:span></text:p>
                      </text:list-item>
                      <text:list-item>
                        <text:p><text:span text:style-name="T3">Think of value as a normal java script property</text:span></text:p>
                      </text:list-item>
                      <text:list-item>
                        <text:p><text:span text:style-name="T3">Can Bind to these properties by enclosing the property name in square bracke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All at the Same Time : Two Way Binding</text:p>
          </draw:text-box>
        </draw:frame>
        <draw:frame presentation:style-name="pr5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5">2</text:span><text:span text:style-name="T6">nd</text:span><text:span text:style-name="T5"> solution: </text:span><text:span text:style-name="T3">In the template &lt;input type=”text” (input)=”onUserInput($event)” [value]=”name”&gt;&lt;/input&gt;</text:span></text:p>
                <text:list>
                  <text:list-item>
                    <text:p><text:span text:style-name="T3">Can be shorten by a directive that Angular Ship in its library.</text:span></text:p>
                  </text:list-item>
                  <text:list-item>
                    <text:p><text:span text:style-name="T5">Can shrink to. </text:span><text:span text:style-name="T3">&lt;input type=”text” [(ngModel)]=”name”&gt;&lt;/input&gt;</text:span></text:p>
                    <text:list>
                      <text:list-item>
                        <text:p><text:span text:style-name="T3">Needs a new import in the app.module.ts</text:span></text:p>
                      </text:list-item>
                      <text:list-item>
                        <text:p><text:span text:style-name="T3"/></text:p>
                      </text:list-item>
                    </text:list>
                  </text:list-item>
                </text:list>
              </text:list-item>
              <text:list-item>
                <text:p><text:span text:style-name="T3">For NgModel we need the FormsModule</text:span></text:p>
              </text:list-item>
              <text:list-item>
                <text:p><text:span text:style-name="T3">A directive is an instruction places in the templates <text:s/></text:span></text:p>
                <text:list>
                  <text:list-item>
                    <text:p><text:span text:style-name="T3">Components are directives</text:span></text:p>
                  </text:list-item>
                  <text:list-item>
                    <text:p><text:span text:style-name="T3">Adjust parts of the element they are a part of </text:span></text:p>
                  </text:list-item>
                </text:list>
              </text:list-item>
              <text:list-item>
                <text:p><text:span text:style-name="T3">Communication</text:span></text:p>
                <text:list>
                  <text:list-item>
                    <text:p><text:span text:style-name="T3">String Interpolation to output text</text:span></text:p>
                  </text:list-item>
                  <text:list-item>
                    <text:p><text:span text:style-name="T3">Event Binding to listen to an event and to pass data into the instance of the object</text:span></text:p>
                  </text:list-item>
                  <text:list-item>
                    <text:p><text:span text:style-name="T3">Property Binding to pass data form the instance to the template</text:span></text:p>
                  </text:list-item>
                  <text:list-item>
                    <text:p><text:span text:style-name="T3">Two Way Binding</text:span></text:p>
                  </text:list-item>
                </text:list>
              </text:list-item>
              <text:list-item>
                <text:p><text:span text:style-name="T3">Example &lt;input type=”text” (input)=”loadState = $event.target.value”</text:span><text:span text:style-name="T3"><text:tab/></text:span><text:span text:style-name="T3"><text:tab/></text:span><text:span text:style-name="T3"><text:tab/></text:span><text:span text:style-name="T3">// One way binding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inding Component Properties </text:p>
          </draw:text-box>
        </draw:frame>
        <draw:frame presentation:style-name="pr5" draw:text-style-name="P7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 text:style-name="P7"><text:span text:style-name="T3">if we can listen to events of native element it would be nice if we could pass data into our own components and possible listen to event of our own component</text:span></text:p>
              </text:list-item>
              <text:list-item>
                <text:p text:style-name="P7"><text:span text:style-name="T3">Example</text:span></text:p>
                <text:list>
                  <text:list-item>
                    <text:p><text:span text:style-name="T3">In the App Component HTML which is a different value &lt;app-user [name]=”’Maximillian’”&gt;&lt;/app-user&gt;</text:span></text:p>
                    <text:list>
                      <text:list-item>
                        <text:p><text:span text:style-name="T3">Need “’Max;” so that the <text:s/>Typescript class know the String ‘Maximillian’ is getting passed in.</text:span></text:p>
                      </text:list-item>
                      <text:list-item>
                        <text:p><text:span text:style-name="T3">Problem we have a name property in the component typescript, but it can’t be set from outside</text:span></text:p>
                      </text:list-item>
                      <text:list-item>
                        <text:p><text:span text:style-name="T3">Note the single quotation marks in the double quotation marks since we are trying to pass a String</text:span></text:p>
                      </text:list-item>
                    </text:list>
                  </text:list-item>
                  <text:list-item>
                    <text:p><text:span text:style-name="T3">In the component for User.component.ts</text:span></text:p>
                    <text:list>
                      <text:list-item>
                        <text:p><text:span text:style-name="T3">In the TypeScript Code add : @Input() name = ‘Max’;</text:span><text:span text:style-name="T3"><text:tab/></text:span><text:span text:style-name="T3"><text:tab/></text:span><text:span text:style-name="T3">// Allows components to have attribute name passed in. <text:s/>Max is a default value</text:span></text:p>
                      </text:list-item>
                      <text:list-item>
                        <text:p><text:span text:style-name="T3">Turn the property into a settable ( bindable ) property</text:span></text:p>
                      </text:list-item>
                    </text:list>
                  </text:list-item>
                  <text:list-item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istening To Your Custom Events </text:p>
          </draw:text-box>
        </draw:frame>
        <draw:frame presentation:style-name="pr5" draw:text-style-name="P7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 text:style-name="P7"><text:span text:style-name="T3">Using the @Input, the name property be passed in from the component on the previous page </text:span></text:p>
                <text:list>
                  <text:list-item>
                    <text:p><text:span text:style-name="T3">Can be a variable shared between many different components</text:span></text:p>
                  </text:list-item>
                  <text:list-item>
                    <text:p><text:span text:style-name="T3">Another Problem :: If the value is dynamic it will keep changing</text:span></text:p>
                  </text:list-item>
                </text:list>
              </text:list-item>
              <text:list-item>
                <text:p><text:span text:style-name="T3">A better way would be to pass an event to the parent component and change it there</text:span></text:p>
              </text:list-item>
              <text:list-item>
                <text:p><text:span text:style-name="T3">The parent component will still pass the update component since they are using event binding </text:span></text:p>
              </text:list-item>
              <text:list-item>
                <text:p><text:span text:style-name="T3">Event Emitter – Emits new events uses generic types ( emit events with different data types ( String, Number, Boolean)</text:span></text:p>
                <text:list>
                  <text:list-item>
                    <text:p><text:span text:style-name="T3">Example For AppUser</text:span></text:p>
                    <text:list>
                      <text:list-item>
                        <text:p><text:span text:style-name="T3">In the HTML – HTML &lt;input type=”text” (input)=onUserInput($event)” [value]=”name”&gt;</text:span></text:p>
                      </text:list-item>
                      <text:list-item>
                        <text:p><text:span text:style-name="T3">In the component typescript user.component.ts</text:span></text:p>
                        <text:list>
                          <text:list-item>
                            <text:p><text:span text:style-name="T3">rootName:String=”Maximillian”</text:span></text:p>
                          </text:list-item>
                          <text:list-item>
                            <text:p><text:span text:style-name="T3">@Output() nameChanged = new EventEmitter&lt;String&gt;();</text:span></text:p>
                          </text:list-item>
                          <text:list-item>
                            <text:p><text:span text:style-name="T3">onUserInput(event) {</text:span></text:p>
                            <text:list>
                              <text:list-item>
                                <text:p><text:span text:style-name="T3">this.nameChanged.emit(event.target.value); }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Example For AppComponent</text:span></text:p>
                    <text:list>
                      <text:list-item>
                        <text:p><text:span text:style-name="T3">In the HTML</text:span></text:p>
                        <text:list>
                          <text:list-item>
                            <text:p><text:span text:style-name="T3">&lt;app-user [rootNnme]=”’rootName’” (nameChanged)=”onNameChanged” /&gt; </text:span><text:span text:style-name="T3"><text:tab/></text:span><text:span text:style-name="T3"><text:tab/></text:span><text:span text:style-name="T3">// (nameChanged) – Listening for the name from user.component.ts</text:span></text:p>
                          </text:list-item>
                        </text:list>
                      </text:list-item>
                      <text:list-item>
                        <text:p><text:span text:style-name="T3">In the Typescript</text:span></text:p>
                        <text:list>
                          <text:list-item>
                            <text:p><text:span text:style-name="T3"><text:s/></text:span><text:span text:style-name="T3">rootName:String = “Maximillian”</text:span></text:p>
                          </text:list-item>
                          <text:list-item>
                            <text:p><text:span text:style-name="T3">onNameChanged(newName) { this.nameChanged = newName 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11" draw:layer="layout" svg:width="25.199cm" svg:height="3.304cm" svg:x="1.4cm" svg:y="0.675cm" presentation:class="title" presentation:user-transformed="true">
          <draw:text-box>
            <text:p text:style-name="P11"><text:span text:style-name="T7">Multiple Components &amp; Using the CLI for Component Generation</text:span><text:span text:style-name="T7"><text:line-break/></text:span><text:span text:style-name="T7">Assignment Solution</text:span></text:p>
          </draw:text-box>
        </draw:frame>
        <draw:frame presentation:style-name="pr5" draw:text-style-name="P7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 text:style-name="P7"><text:span text:style-name="T3">index.html is reserved for the root component</text:span></text:p>
              </text:list-item>
              <text:list-item>
                <text:p text:style-name="P7"><text:span text:style-name="T3">ng generate component user-detail</text:span></text:p>
              </text:list-item>
              <text:list-item>
                <text:p text:style-name="P7"><text:span text:style-name="T3">can use selectors in other components</text:span></text:p>
              </text:list-item>
              <text:list-item>
                <text:p text:style-name="P7"><text:span text:style-name="T3">Assignment Solution</text:span></text:p>
                <text:list>
                  <text:list-item>
                    <text:p><text:span text:style-name="T3">To provide a default for property being passed in : @Input items() = [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Understanding Scoped Component Styles</text:p>
          </draw:text-box>
        </draw:frame>
        <draw:frame presentation:style-name="pr5" draw:text-style-name="P7" draw:layer="layout" svg:width="26.032cm" svg:height="11.301cm" svg:x="1.4cm" svg:y="3.685cm" presentation:class="outline" presentation:user-transformed="true">
          <draw:text-box>
            <text:list text:style-name="L2">
              <text:list-item>
                <text:p text:style-name="P7"><text:span text:style-name="T3">When Angular style a component using a CSS for a specific component</text:span></text:p>
                <text:list>
                  <text:list-item>
                    <text:p text:style-name="P7"><text:span text:style-name="T3">It will get scope by attaching an attribute select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How to Handle Angular Errors ( and Error Messages )</text:p>
          </draw:text-box>
        </draw:frame>
        <draw:frame presentation:style-name="pr5" draw:text-style-name="P7" draw:layer="layout" svg:width="26.286cm" svg:height="11.938cm" svg:x="1.4cm" svg:y="3.556cm" presentation:class="outline" presentation:user-transformed="true">
          <draw:text-box>
            <text:list text:style-name="L2">
              <text:list-item>
                <text:p text:style-name="P7"><text:span text:style-name="T3">Use the Console in Developer Tools and keep it open when developing</text:span></text:p>
              </text:list-item>
              <text:list-item>
                <text:p text:style-name="P7"><text:span text:style-name="T3">Example</text:span></text:p>
                <text:list>
                  <text:list-item>
                    <text:p><text:span text:style-name="T3">app-cart is not an known element – </text:span></text:p>
                  </text:list-item>
                  <text:list-item>
                    <text:p><text:span text:style-name="T3">Solution(s)</text:span></text:p>
                    <text:list>
                      <text:list-item>
                        <text:p><text:span text:style-name="T3">Fix a Typo in the selector </text:span></text:p>
                      </text:list-item>
                      <text:list-item>
                        <text:p><text:span text:style-name="T3">Add the component to Declarations of NgModul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Debugging Code with Developer Tools and Sourcemaps</text:p>
          </draw:text-box>
        </draw:frame>
        <draw:frame presentation:style-name="pr5" draw:text-style-name="P7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 text:style-name="P7"><text:span text:style-name="T3">Example</text:span></text:p>
                <text:list>
                  <text:list-item>
                    <text:p text:style-name="P7"><text:span text:style-name="T3">Code Component HTML</text:span></text:p>
                    <text:list>
                      <text:list-item>
                        <text:p text:style-name="P7"><text:span text:style-name="T3">&lt;p&gt;{{ number }} &lt;/p&gt;</text:span></text:p>
                      </text:list-item>
                      <text:list-item>
                        <text:p text:style-name="P7"><text:span text:style-name="T3">&lt;button (click)=”onIncrease()”&gt;Increase Number&lt;/button&gt;</text:span></text:p>
                      </text:list-item>
                    </text:list>
                  </text:list-item>
                  <text:list-item>
                    <text:p><text:span text:style-name="T3">Code Component TS</text:span></text:p>
                    <text:list>
                      <text:list-item>
                        <text:p><text:span text:style-name="T3">@Component({</text:span></text:p>
                        <text:list>
                          <text:list-item>
                            <text:p><text:span text:style-name="T3">selector: ‘app-root’,</text:span></text:p>
                          </text:list-item>
                          <text:list-item>
                            <text:p><text:span text:style-name="T3">tempteateURL: ‘./app.component.html’,</text:span></text:p>
                          </text:list-item>
                          <text:list-item>
                            <text:p><text:span text:style-name="T3">});</text:span></text:p>
                          </text:list-item>
                        </text:list>
                      </text:list-item>
                      <text:list-item>
                        <text:p><text:span text:style-name="T3">export class AppComponent {</text:span></text:p>
                        <text:list>
                          <text:list-item>
                            <text:p><text:span text:style-name="T3">title = “’app’</text:span></text:p>
                          </text:list-item>
                          <text:list-item>
                            <text:p><text:span text:style-name="T3">number = 0;</text:span></text:p>
                          </text:list-item>
                          <text:list-item>
                            <text:p><text:span text:style-name="T3">onIncrease() {</text:span></text:p>
                            <text:list>
                              <text:list-item>
                                <text:p><text:span text:style-name="T3">this.number = this.number * 2;</text:span></text:p>
                              </text:list-item>
                            </text:list>
                          </text:list-item>
                          <text:list-item>
                            <text:p><text:span text:style-name="T3">}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The problem is this.number = 0 and no bug is reported</text:span></text:p>
                  </text:list-item>
                  <text:list-item>
                    <text:p><text:span text:style-name="T3">main.bundle.js is where your code is found the converted Typescript ( JavaScript ) can be found</text:span></text:p>
                  </text:list-item>
                  <text:list-item>
                    <text:p><text:span text:style-name="T3">Solution: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7" draw:text-style-name="P10" draw:layer="layout" svg:width="25.199cm" svg:height="4.267cm" svg:x="1.4cm" svg:y="-0.162cm" presentation:class="title" presentation:user-transformed="true">
          <draw:text-box>
            <text:p text:style-name="P10"><text:span text:style-name="T4">Debugging Code with Developer Tools and Source maps</text:span><text:span text:style-name="T4"><text:line-break/></text:span><text:span text:style-name="T4">Deeper Insights with Augury</text:span></text:p>
          </draw:text-box>
        </draw:frame>
        <draw:frame presentation:style-name="pr5" draw:text-style-name="P7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 text:style-name="P7"><text:span text:style-name="T3">Solution:</text:span></text:p>
                <text:list>
                  <text:list-item>
                    <text:p text:style-name="P7"><text:span text:style-name="T3">Chrome Developer Tools : In the Sources find the WebPack Cloud and src/&lt;Your typescript file&gt;</text:span></text:p>
                  </text:list-item>
                  <text:list-item>
                    <text:p text:style-name="P7"><text:span text:style-name="T3">Breakpoints can be place in the code.</text:span></text:p>
                  </text:list-item>
                </text:list>
              </text:list-item>
              <text:list-item>
                <text:p><text:span text:style-name="T3">Deeper Insights with Augury (Angular Augury )</text:span></text:p>
                <text:list>
                  <text:list-item>
                    <text:p><text:span text:style-name="T3">A tools for debugging Angular Applications</text:span></text:p>
                  </text:list-item>
                  <text:list-item>
                    <text:p text:style-name="P7"><text:span text:style-name="T3">Provides a Tree of Components</text:span></text:p>
                  </text:list-item>
                  <text:list-item>
                    <text:p text:style-name="P7"><text:span text:style-name="T3">Click on the component and visualize the state and understand what has been injected i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text-style-name="P12" draw:layer="layout" svg:width="25.199cm" svg:height="3.772cm" svg:x="1.4cm" svg:y="0.056cm" presentation:class="title" presentation:user-transformed="true">
          <draw:text-box>
            <text:p text:style-name="P12"><text:span text:style-name="T8">Use CSS Frameworks with Angular and Angular CLI</text:span><text:span text:style-name="T8"><text:line-break/></text:span><text:span text:style-name="T8">Using JS Libraries with Angular</text:span></text:p>
          </draw:text-box>
        </draw:frame>
        <draw:frame presentation:style-name="pr5" draw:text-style-name="P7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 text:style-name="P7"><text:span text:style-name="T3">npm install bootstrap --save</text:span></text:p>
                <text:list>
                  <text:list-item>
                    <text:p><text:span text:style-name="T3">--save which will generate an entry in the package.json file</text:span></text:p>
                  </text:list-item>
                </text:list>
              </text:list-item>
              <text:list-item>
                <text:p><text:span text:style-name="T3">To use BootStrap globally</text:span></text:p>
                <text:list>
                  <text:list-item>
                    <text:p><text:span text:style-name="T3">In angular-cli.json for the styles property you can add Bootstrap prior to styles (default) <text:s/>so bootstrap will take precedence</text:span></text:p>
                  </text:list-item>
                  <text:list-item>
                    <text:p><text:span text:style-name="T3">Add the path from src to the styles array .”./node_modules/bootstrap/dist/css/bootstarap.min.css”</text:span></text:p>
                  </text:list-item>
                </text:list>
              </text:list-item>
              <text:list-item>
                <text:p><text:span text:style-name="T3">Using JS Libraries with Angular</text:span></text:p>
                <text:list>
                  <text:list-item>
                    <text:p><text:span text:style-name="T3">Could add the JavaScript scripts property in the angular-cli.json</text:span></text:p>
                  </text:list-item>
                  <text:list-item>
                    <text:p><text:span text:style-name="T3">Example install lodash</text:span></text:p>
                    <text:list>
                      <text:list-item>
                        <text:p><text:span text:style-name="T3">Use npm to install lodash with the --save ( Lodash is written in JavaScript, so you can mix TypeScript and JavaScript together )</text:span></text:p>
                      </text:list-item>
                      <text:list-item>
                        <text:p><text:span text:style-name="T3">In the script you can “import ‘lodash’” and “declare var _:any” and then use the random method by “ _.random(1,10)”</text:span></text:p>
                        <text:list>
                          <text:list-item>
                            <text:p><text:span text:style-name="T3">Must declare a variable for _ 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For many JavaScript there are type definition files which allow TypeScript to understand the type definitions for the variable</text:span></text:p>
                    <text:list>
                      <text:list-item>
                        <text:p><text:span text:style-name="T3">npm install --save @types/lodash</text:span></text:p>
                      </text:list-item>
                      <text:list-item>
                        <text:p><text:span text:style-name="T3">Don’t have to use the underscore anymore “random(1,10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What are Directives<text:line-break/>Outputting List with ngFor </text:p>
          </draw:text-box>
        </draw:frame>
        <draw:frame presentation:style-name="pr5" draw:text-style-name="P7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 text:style-name="P7"><text:span text:style-name="T3">Instruction places in your html template</text:span></text:p>
                <text:list>
                  <text:list-item>
                    <text:p text:style-name="P7"><text:span text:style-name="T3">Ex. &lt;cart&gt;&lt;/cart&gt;</text:span></text:p>
                  </text:list-item>
                </text:list>
              </text:list-item>
              <text:list-item>
                <text:p><text:span text:style-name="T3">There are directives which are not as powerful as adding a new component ( rendering a template ) sometime you only want to change small part</text:span></text:p>
              </text:list-item>
              <text:list-item>
                <text:p><text:span text:style-name="T3">Outputting List with *ngFor</text:span></text:p>
                <text:list>
                  <text:list-item>
                    <text:p><text:span text:style-name="T3">* Star at the beginning of the name means it is a structural directive.</text:span></text:p>
                    <text:list>
                      <text:list-item>
                        <text:p><text:span text:style-name="T3">The star will transform it to use property binding. <text:s/></text:span></text:p>
                      </text:list-item>
                    </text:list>
                  </text:list-item>
                  <text:list-item>
                    <text:p><text:span text:style-name="T3">*ngFor is part of the browser module</text:span></text:p>
                  </text:list-item>
                  <text:list-item>
                    <text:p><text:span text:style-name="T3">Outputting List with *ngFor</text:span></text:p>
                    <text:list>
                      <text:list-item>
                        <text:p><text:span text:style-name="T3">Example</text:span></text:p>
                        <text:list>
                          <text:list-item>
                            <text:p><text:span text:style-name="T3">&lt;ul class=”list-group”&gt;</text:span></text:p>
                            <text:list>
                              <text:list-item>
                                <text:p><text:span text:style-name="T3">&lt;li class=”list-group-item” *ngFor=”item of items ”&gt;{{ item }}&lt;/li&gt;</text:span></text:p>
                              </text:list-item>
                            </text:list>
                          </text:list-item>
                          <text:list-item>
                            <text:p><text:span text:style-name="T3">&lt;/ul&gt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text-style-name="P10" draw:layer="layout" svg:width="25.199cm" svg:height="2.845cm" svg:x="1.4cm" svg:y="0.52cm" presentation:class="title" presentation:user-transformed="true">
          <draw:text-box>
            <text:p text:style-name="P10"><text:span text:style-name="T4">Controlling CSS Classes with ngClass</text:span><text:span text:style-name="T4"><text:line-break/></text:span><text:span text:style-name="T4">More On Directives</text:span></text:p>
          </draw:text-box>
        </draw:frame>
        <draw:frame presentation:style-name="pr5" draw:text-style-name="P7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 text:style-name="P7"><text:span text:style-name="T3">Both ngClass and ngStyle ar structural directives</text:span></text:p>
              </text:list-item>
              <text:list-item>
                <text:p text:style-name="P7"><text:span text:style-name="T3">ngModel is a directive which does two way binding between the HTML and the Component Class</text:span></text:p>
                <text:list>
                  <text:list-item>
                    <text:p><text:span text:style-name="T3">Does not change the structure of the Dom. <text:s/></text:span></text:p>
                  </text:list-item>
                  <text:list-item>
                    <text:p><text:span text:style-name="T3">Only changes the value of the element</text:span></text:p>
                  </text:list-item>
                </text:list>
              </text:list-item>
              <text:list-item>
                <text:p><text:span text:style-name="T3">ngClass – Changes the style of the element</text:span></text:p>
                <text:list>
                  <text:list-item>
                    <text:p><text:span text:style-name="T3">&lt;button (click)=”onAddItem()” class =”btn” ngClass=”{‘btn-primary’: new Item !== ‘’, ‘vtn-default’: <text:s/>newItem === ‘’ “} ”&gt;Add Item&lt;/button&gt;</text:span></text:p>
                  </text:list-item>
                  <text:list-item>
                    <text:p><text:span text:style-name="T3">The property name is the same as the directive so you can do both at once</text:span></text:p>
                  </text:list-item>
                </text:list>
              </text:list-item>
              <text:list-item>
                <text:p><text:span text:style-name="T3">More On Directives</text:span></text:p>
                <text:list>
                  <text:list-item>
                    <text:p><text:span text:style-name="T3">ngStyle </text:span><text:span text:style-name="T3"><text:tab/></text:span><text:span text:style-name="T3">allow you to dynamically styles</text:span></text:p>
                  </text:list-item>
                  <text:list-item>
                    <text:p><text:span text:style-name="T3">Example</text:span></text:p>
                    <text:list>
                      <text:list-item>
                        <text:p><text:span text:style-name="T3">&lt;ul class=”list-group”&gt;</text:span></text:p>
                        <text:list>
                          <text:list-item>
                            <text:p><text:span text:style-name="T3">&lt;li class=”list-group-item” *ngFor=”let item of items; let I = inde” <text:s/>[ngStyle]=”{‘backgroundColor”: I % 2 === 0 ? ‘yellow’ : ‘blue’ <text:s/>}” &gt;</text:span></text:p>
                            <text:list>
                              <text:list-item>
                                <text:p><text:span text:style-name="T3">{{ item }} &lt;/li&gt;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3">&lt;/ul&gt;</text:span></text:p>
                      </text:list-item>
                    </text:list>
                  </text:list-item>
                  <text:list-item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nditionally Outputting via ngif</text:p>
          </draw:text-box>
        </draw:frame>
        <draw:frame presentation:style-name="pr5" draw:text-style-name="P7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 text:style-name="P7"><text:span text:style-name="T3">ngif is a structural directive since it impacts the DOM</text:span></text:p>
              </text:list-item>
              <text:list-item>
                <text:p text:style-name="P7"><text:span text:style-name="T3">will attach or detach to/from the DOM</text:span></text:p>
              </text:list-item>
              <text:list-item>
                <text:p text:style-name="P7"><text:span text:style-name="T3">part of the browser module</text:span></text:p>
              </text:list-item>
              <text:list-item>
                <text:p text:style-name="P7"><text:span text:style-name="T3">Example &lt;p *ngif=”newItem === ‘’”&gt;Please enter a message&gt;&lt;/p&gt;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text-style-name="P13" draw:layer="layout" svg:width="25.199cm" svg:height="3.556cm" svg:x="1.4cm" svg:y="0.164cm" presentation:class="title" presentation:user-transformed="true">
          <draw:text-box>
            <text:p text:style-name="P13"><text:span text:style-name="T9">Course Project – Getting Started</text:span><text:span text:style-name="T9"><text:line-break/></text:span><text:span text:style-name="T9">Filling Components with Life</text:span><text:span text:style-name="T9"><text:line-break/></text:span><text:span text:style-name="T9">Managing Data In Our Application</text:span><text:span text:style-name="T9"><text:line-break/></text:span><text:span text:style-name="T9">Passing Data Via Property Binding</text:span><text:span text:style-name="T9"><text:line-break/></text:span><text:span text:style-name="T9">Passing Data Via Property Binding</text:span></text:p>
          </draw:text-box>
        </draw:frame>
        <draw:frame presentation:style-name="pr5" draw:text-style-name="P7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 text:style-name="P7"><text:span text:style-name="T3">ng generate component tabs --spec false</text:span></text:p>
                <text:list>
                  <text:list-item>
                    <text:p text:style-name="P7"><text:span text:style-name="T3">ng will add Component to the end of tabs</text:span></text:p>
                  </text:list-item>
                  <text:list-item>
                    <text:p text:style-name="P7"><text:span text:style-name="T3">spec == false</text:span><text:span text:style-name="T3"><text:tab/></text:span><text:span text:style-name="T3"><text:tab/></text:span><text:span text:style-name="T3">// Tell ng not to write unit test</text:span></text:p>
                  </text:list-item>
                </text:list>
              </text:list-item>
              <text:list-item>
                <text:p><text:span text:style-name="T3">Filling Component With Life</text:span></text:p>
              </text:list-item>
              <text:list-item>
                <text:p><text:span text:style-name="T3">Managing Data In Our Application</text:span></text:p>
              </text:list-item>
              <text:list-item>
                <text:p><text:span text:style-name="T3">Passing Dta Via Property</text:span></text:p>
                <text:list>
                  <text:list-item>
                    <text:p><text:span text:style-name="T3">Example of java literal event emitter : @Output() sideAssigned = new EventEmitter&lt;(name: string, side: string }&gt;();</text:span></text:p>
                  </text:list-item>
                  <text:list-item>
                    <text:p><text:span text:style-name="T3"/></text:p>
                  </text:list-item>
                  <text:list-item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text-style-name="P12" draw:layer="layout" svg:width="25.199cm" svg:height="3.772cm" svg:x="1.4cm" svg:y="0.056cm" presentation:class="title" presentation:user-transformed="true">
          <draw:text-box>
            <text:p text:style-name="P12"><text:span text:style-name="T8">What are Services</text:span><text:span text:style-name="T8"><text:line-break/></text:span><text:span text:style-name="T8">Creating a Service</text:span><text:span text:style-name="T8"><text:line-break/></text:span><text:span text:style-name="T8">How to not Use Services</text:span></text:p>
          </draw:text-box>
        </draw:frame>
        <draw:frame presentation:style-name="pr5" draw:text-style-name="P7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 text:style-name="P7"><text:span text:style-name="T3">Components where we can centralize code to handle specific data.</text:span></text:p>
              </text:list-item>
              <text:list-item>
                <text:p text:style-name="P7"><text:span text:style-name="T3">Creating a Service</text:span></text:p>
                <text:list>
                  <text:list-item>
                    <text:p><text:span text:style-name="T3">Store the service in the Component where it will be used or the app folder if it will be used by multiple components</text:span></text:p>
                  </text:list-item>
                  <text:list-item>
                    <text:p><text:span text:style-name="T3">The name should contain &lt;feature&gt;.component.ts</text:span></text:p>
                  </text:list-item>
                  <text:list-item>
                    <text:p><text:span text:style-name="T3">No @Service Decorator just add the functionality – Wrong way to do it only to </text:span></text:p>
                  </text:list-item>
                </text:list>
              </text:list-item>
              <text:list-item>
                <text:p><text:span text:style-name="T3">How to not Use Services</text:span></text:p>
                <text:list>
                  <text:list-item>
                    <text:p><text:span text:style-name="T3">Problem by creating instance in each component. <text:s/>It is harder to maintain the same state globally for the whole application</text:span></text:p>
                  </text:list-item>
                  <text:list-item>
                    <text:p><text:span text:style-name="T3"/></text:p>
                  </text:list-item>
                  <text:list-item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jecting Services</text:p>
          </draw:text-box>
        </draw:frame>
        <draw:frame presentation:style-name="pr5" draw:text-style-name="P7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 text:style-name="P7"><text:span text:style-name="T3">Angular can inject a dependency of that object within our component</text:span></text:p>
              </text:list-item>
              <text:list-item>
                <text:p text:style-name="P7"><text:span text:style-name="T3">Example</text:span><text:span text:style-name="T3"><text:tab/></text:span></text:p>
                <text:list>
                  <text:list-item>
                    <text:p><text:span text:style-name="T3">constructor (swService : StarWarsService) {}</text:span><text:span text:style-name="T3"><text:tab/></text:span><text:span text:style-name="T3"><text:tab/></text:span><text:span text:style-name="T3">// Angular injects an object of that dependency into our component</text:span></text:p>
                  </text:list-item>
                  <text:list-item>
                    <text:p><text:span text:style-name="T3">Example : In the Typescript Component Class</text:span></text:p>
                    <text:list>
                      <text:list-item>
                        <text:p><text:span text:style-name="T3">swService: StarWarsService;</text:span></text:p>
                      </text:list-item>
                      <text:list-item>
                        <text:p><text:span text:style-name="T3">constructor(swService: StarWarsService ) {</text:span></text:p>
                        <text:list>
                          <text:list-item>
                            <text:p><text:span text:style-name="T3">this.swService = swService;</text:span><text:span text:style-name="T3"><text:tab/></text:span><text:span text:style-name="T3"><text:tab/></text:span><text:span text:style-name="T3"><text:tab/></text:span></text:p>
                          </text:list-item>
                          <text:list-item>
                            <text:p><text:span text:style-name="T3">}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Error – No provider for StarWarsService</text:span></text:p>
                    <text:list>
                      <text:list-item>
                        <text:p><text:span text:style-name="T3">Inside the @Component add a providers array with the value [starWarsSerfvie]</text:span></text:p>
                      </text:list-item>
                      <text:list-item>
                        <text:p><text:span text:style-name="T3"><text:s/></text:span><text:span text:style-name="T3">Here create a different instance for the component</text:span></text:p>
                      </text:list-item>
                    </text:list>
                  </text:list-item>
                  <text:list-item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text-style-name="P10" draw:layer="layout" svg:width="25.199cm" svg:height="2.845cm" svg:x="1.4cm" svg:y="0.52cm" presentation:class="title" presentation:user-transformed="true">
          <draw:text-box>
            <text:p text:style-name="P10"><text:span text:style-name="T4">Understanding Dependency Injection</text:span><text:span text:style-name="T4"><text:line-break/></text:span><text:span text:style-name="T4">Clean Up</text:span></text:p>
          </draw:text-box>
        </draw:frame>
        <draw:frame presentation:style-name="pr5" draw:text-style-name="P7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 text:style-name="P7"><text:span text:style-name="T3">Problem </text:span></text:p>
                <text:list>
                  <text:list-item>
                    <text:p text:style-name="P7"><text:span text:style-name="T3">Getting different instance for different components using the providers array</text:span></text:p>
                  </text:list-item>
                  <text:list-item>
                    <text:p text:style-name="P7"><text:span text:style-name="T3">Problem : In this case we want a shared instance, not an instance for each class</text:span></text:p>
                    <text:list>
                      <text:list-item>
                        <text:p><text:span text:style-name="T3">Remove the providers in the AppComponent and add it to the </text:span></text:p>
                      </text:list-item>
                      <text:list-item>
                        <text:p><text:span text:style-name="T3">Add the service to the App Module Providers</text:span></text:p>
                      </text:list-item>
                      <text:list-item>
                        <text:p><text:span text:style-name="T3">Now we will get only one instance for all components</text:span></text:p>
                      </text:list-item>
                    </text:list>
                  </text:list-item>
                </text:list>
              </text:list-item>
              <text:list-item>
                <text:p><text:span text:style-name="T3">Clean up the Project</text:span></text:p>
                <text:list>
                  <text:list-item>
                    <text:p><text:span text:style-name="T3">We can remove the @Output since we are using a service to store the data</text:span></text:p>
                  </text:list-item>
                  <text:list-item>
                    <text:p><text:span text:style-name="T3">We need the @Input since it passes in the initial data from outside the component</text:span></text:p>
                  </text:list-item>
                </text:list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jecting Services into Services</text:p>
          </draw:text-box>
        </draw:frame>
        <draw:frame presentation:style-name="pr5" draw:text-style-name="P7" draw:layer="layout" svg:width="25.778cm" svg:height="11.555cm" svg:x="1.4cm" svg:y="3.685cm" presentation:class="outline" presentation:user-transformed="true">
          <draw:text-box>
            <text:list text:style-name="L2">
              <text:list-item>
                <text:p text:style-name="P7"><text:span text:style-name="T3">ng generate service log</text:span><text:span text:style-name="T3"><text:tab/></text:span><text:span text:style-name="T3"><text:tab/></text:span><text:span text:style-name="T3"><text:tab/></text:span><text:span text:style-name="T3"><text:tab/></text:span><text:span text:style-name="T3">// Generate the serivce file(s)</text:span></text:p>
              </text:list-item>
              <text:list-item>
                <text:p text:style-name="P7"><text:span text:style-name="T3">To add a service to a service</text:span></text:p>
                <text:list>
                  <text:list-item>
                    <text:p><text:span text:style-name="T3">import { LogService } from ‘./log.service’</text:span></text:p>
                  </text:list-item>
                  <text:list-item>
                    <text:p><text:span text:style-name="T3">private logService: LogService; to the service class</text:span></text:p>
                  </text:list-item>
                  <text:list-item>
                    <text:p><text:span text:style-name="T3">Create a constructor method</text:span></text:p>
                    <text:list>
                      <text:list-item>
                        <text:p><text:span text:style-name="T3">constructor(logService: LogService) {</text:span></text:p>
                        <text:list>
                          <text:list-item>
                            <text:p><text:span text:style-name="T3">this.logService = logService</text:span></text:p>
                          </text:list-item>
                        </text:list>
                      </text:list-item>
                      <text:list-item>
                        <text:p><text:span text:style-name="T3">}</text:span></text:p>
                      </text:list-item>
                    </text:list>
                  </text:list-item>
                </text:list>
              </text:list-item>
              <text:list-item>
                <text:p><text:span text:style-name="T3">Problem : When injecting into a Service int a Service there is annotation to add the providers to.</text:span></text:p>
                <text:list>
                  <text:list-item>
                    <text:p><text:span text:style-name="T3">Service can only receive dependencies if you provide them in the App Module in the providers section.</text:span></text:p>
                  </text:list-item>
                  <text:list-item>
                    <text:p><text:span text:style-name="T3">Add the @Injectable annotation to the Service you will be injecting into </text:span></text:p>
                    <text:list>
                      <text:list-item>
                        <text:p><text:span text:style-name="T3">Angular dependency injector only works with @Injectabl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Creating a form in the template</text:p>
          </draw:text-box>
        </draw:frame>
        <draw:frame presentation:style-name="pr5" draw:text-style-name="P7" draw:layer="layout" svg:width="26.286cm" svg:height="11.555cm" svg:x="1.4cm" svg:y="3.885cm" presentation:class="outline" presentation:user-transformed="true">
          <draw:text-box>
            <text:list text:style-name="L2">
              <text:list-item>
                <text:p text:style-name="P7"><text:span text:style-name="T3">When handling form with angular remove the action since we are not sending the form to the server</text:span></text:p>
                <text:list>
                  <text:list-item>
                    <text:p><text:span text:style-name="T3">We want to handle it on the front end</text:span></text:p>
                  </text:list-item>
                </text:list>
              </text:list-item>
              <text:list-item>
                <text:p><text:span text:style-name="T3">Example</text:span></text:p>
                <text:list>
                  <text:list-item>
                    <text:p><text:span text:style-name="T3">&lt;input type=”text” id=”name” name=”name”&gt;</text:span></text:p>
                  </text:list-item>
                  <text:list-item>
                    <text:p><text:span text:style-name="T3">Creating options</text:span></text:p>
                    <text:list>
                      <text:list-item>
                        <text:p><text:span text:style-name="T3">In the typescript class </text:span></text:p>
                        <text:list>
                          <text:list-item>
                            <text:p><text:span text:style-name="T3">availableSides = [</text:span></text:p>
                            <text:list>
                              <text:list-item>
                                <text:p><text:span text:style-name="T3">{display: ;None’, value: ‘’” <text:s text:c="6"/>},</text:span></text:p>
                              </text:list-item>
                              <text:list-item>
                                <text:p><text:span text:style-name="T3">{display: <text:s/>‘Light’, value: ‘light’ }.</text:span></text:p>
                              </text:list-item>
                              <text:list-item>
                                <text:p><text:span text:style-name="T3">{display: “Dark’, value: ‘dark’ } ]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3">In the HTML File</text:span></text:p>
                        <text:list>
                          <text:list-item>
                            <text:p><text:span text:style-name="T3">&lt;option *ngFor=”let option of avaiableSides” [value]=”option.value”&gt;</text:span></text:p>
                            <text:list>
                              <text:list-item>
                                <text:p><text:span text:style-name="T3">{{ option.display }}</text:span></text:p>
                              </text:list-item>
                            </text:list>
                          </text:list-item>
                          <text:list-item>
                            <text:p><text:span text:style-name="T3">&lt;/option&gt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andling Forms with Angular</text:p>
          </draw:text-box>
        </draw:frame>
        <draw:frame presentation:style-name="pr5" draw:text-style-name="P7" draw:layer="layout" svg:width="25.778cm" svg:height="11.555cm" svg:x="1.4cm" svg:y="3.685cm" presentation:class="outline" presentation:user-transformed="true">
          <draw:text-box>
            <text:list text:style-name="L2">
              <text:list-item>
                <text:p text:style-name="P7"><text:span text:style-name="T3">Angular has form support built in.</text:span></text:p>
              </text:list-item>
              <text:list-item>
                <text:p text:style-name="P7"><text:span text:style-name="T3">Use directive ngModel</text:span></text:p>
                <text:list>
                  <text:list-item>
                    <text:p text:style-name="P7"><text:span text:style-name="T3">can be used on input elements HTML ships with</text:span></text:p>
                  </text:list-item>
                  <text:list-item>
                    <text:p text:style-name="P7"><text:span text:style-name="T3">come from the forms package</text:span></text:p>
                  </text:list-item>
                  <text:list-item>
                    <text:p text:style-name="P7"><text:span text:style-name="T3">When added to an input it informs angular that this is an element Angular should be aware of</text:span></text:p>
                    <text:list>
                      <text:list-item>
                        <text:p><text:span text:style-name="T3">Must have the name attribute</text:span></text:p>
                      </text:list-item>
                    </text:list>
                  </text:list-item>
                  <text:list-item>
                    <text:p text:style-name="P7"><text:span text:style-name="T3">When combined with ngSubmit</text:span></text:p>
                    <text:list>
                      <text:list-item>
                        <text:p><text:span text:style-name="T3">Has an event ngSubmit</text:span></text:p>
                      </text:list-item>
                      <text:list-item>
                        <text:p><text:span text:style-name="T3">Will listen to the forms submission</text:span></text:p>
                        <text:list>
                          <text:list-item>
                            <text:p><text:span text:style-name="T3">prevent the sending of sending a request to the server</text:span></text:p>
                          </text:list-item>
                          <text:list-item>
                            <text:p><text:span text:style-name="T3">allows to execute a method of our choic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Example</text:span></text:p>
                    <text:list>
                      <text:list-item>
                        <text:p><text:span text:style-name="T3">&lt;! Implement onSubmit in component.ts <text:s/>--&gt;</text:span></text:p>
                      </text:list-item>
                      <text:list-item>
                        <text:p><text:span text:style-name="T3">&lt;form (ngSubmit)=”(onSubmit)”</text:span><text:span text:style-name="T3"><text:tab/></text:span><text:span text:style-name="T3"><text:tab/></text:span></text:p>
                        <text:list>
                          <text:list-item>
                            <text:p><text:span text:style-name="T3">&lt;input type=”text” id=”name” class=”form-control” ngModel&gt;&lt;/input&gt;</text:span></text:p>
                          </text:list-item>
                        </text:list>
                      </text:list-item>
                      <text:list-item>
                        <text:p><text:span text:style-name="T3">&lt;/form&gt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andling Forms with Angular</text:p>
          </draw:text-box>
        </draw:frame>
        <draw:frame presentation:style-name="pr5" draw:text-style-name="P7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 text:style-name="P7"><text:span text:style-name="T3">Access the values that have been entered</text:span></text:p>
                <text:list>
                  <text:list-item>
                    <text:p text:style-name="P7"><text:span text:style-name="T3">called local reference</text:span></text:p>
                  </text:list-item>
                  <text:list-item>
                    <text:p text:style-name="P7"><text:span text:style-name="T3">Example – Example of using local reference ( #&lt;name&gt;</text:span></text:p>
                    <text:list>
                      <text:list-item>
                        <text:p text:style-name="P7"><text:span text:style-name="T3">&lt;input type=”text” id=”name” class=”form-control” ngModel #data&gt;&lt;/input&gt;</text:span><text:span text:style-name="T3"><text:tab/></text:span><text:span text:style-name="T3">// #data get access to the naiive HTML Element</text:span></text:p>
                      </text:list-item>
                      <text:list-item>
                        <text:p text:style-name="P7"><text:span text:style-name="T3">bind the javascript object to a variable that can be used anywhere in the template</text:span></text:p>
                      </text:list-item>
                      <text:list-item>
                        <text:p text:style-name="P7"><text:span text:style-name="T3">Example</text:span></text:p>
                        <text:list>
                          <text:list-item>
                            <text:p><text:span text:style-name="T3">In the HTML</text:span></text:p>
                            <text:list>
                              <text:list-item>
                                <text:p><text:span text:style-name="T3">&lt;form (ngSubmit)=”(onSubmit(form)) #form=’ngForm’ ”&gt; <text:s text:c="8"/></text:span></text:p>
                                <text:list>
                                  <text:list-item>
                                    <text:p><text:span text:style-name="T3">// Bind the JavaScript Form to a variable that can be used in the template</text:span><text:span text:style-name="T3"><text:tab/></text:span></text:p>
                                  </text:list-item>
                                  <text:list-item>
                                    <text:p><text:span text:style-name="T3">// Can pas form in the onSubmit Form and get access to all the properties of the from</text:span></text:p>
                                  </text:list-item>
                                  <text:list-item>
                                    <text:p><text:span text:style-name="T3">// All the control and know the control to ngModel</text:span><text:span text:style-name="T3"><text:tab/></text:span></text:p>
                                  </text:list-item>
                                  <text:list-item>
                                    <text:p><text:span text:style-name="T3">&lt;input type=”text” id=”name” class=”form-control” ngModel&gt;&lt;/input&gt;</text:span></text:p>
                                  </text:list-item>
                                </text:list>
                              </text:list-item>
                              <text:list-item>
                                <text:p><text:span text:style-name="T3">&lt;/form&gt;</text:span></text:p>
                              </text:list-item>
                            </text:list>
                          </text:list-item>
                          <text:list-item>
                            <text:p><text:span text:style-name="T3">In the Component</text:span></text:p>
                            <text:list>
                              <text:list-item>
                                <text:p><text:span text:style-name="T3">onSubmit(submittedForm) {</text:span></text:p>
                                <text:list>
                                  <text:list-item>
                                    <text:p><text:span text:style-name="T3">console.log(“Form Submitted”)</text:span></text:p>
                                  </text:list-item>
                                  <text:list-item>
                                    <text:p><text:span text:style-name="T3">console.log(submittedForm”) </text:span><text:span text:style-name="T3"><text:tab/></text:span><text:span text:style-name="T3"><text:tab/></text:span><text:span text:style-name="T3">// Get JavaScript Form Object with all input elements and form information</text:span></text:p>
                                  </text:list-item>
                                  <text:list-item>
                                    <text:p><text:span text:style-name="T3">}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How to use Submitted Values<text:line-break/>Validating User Input</text:p>
          </draw:text-box>
        </draw:frame>
        <draw:frame presentation:style-name="pr5" draw:text-style-name="P7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 text:style-name="P7"><text:span text:style-name="T3">The .value provides the </text:span></text:p>
                <text:list>
                  <text:list-item>
                    <text:p text:style-name="P7"><text:span text:style-name="T3">provide an map of the input element the name ( if supplied with name) and a value</text:span></text:p>
                  </text:list-item>
                  <text:list-item>
                    <text:p text:style-name="P7"><text:span text:style-name="T3">The name attribute HTML Input elements is very important</text:span></text:p>
                    <text:list>
                      <text:list-item>
                        <text:p><text:span text:style-name="T3">If it is not specified then an error will be thrown</text:span></text:p>
                      </text:list-item>
                    </text:list>
                  </text:list-item>
                  <text:list-item>
                    <text:p><text:span text:style-name="T3">Must use ngModel and name to get the data put into the values</text:span></text:p>
                  </text:list-item>
                </text:list>
              </text:list-item>
              <text:list-item>
                <text:p><text:span text:style-name="T3">Validating User Input</text:span></text:p>
                <text:list>
                  <text:list-item>
                    <text:p><text:span text:style-name="T3">Can use normal attributes used form validation</text:span></text:p>
                    <text:list>
                      <text:list-item>
                        <text:p><text:span text:style-name="T3">Example </text:span></text:p>
                        <text:list>
                          <text:list-item>
                            <text:p><text:span text:style-name="T3">required </text:span><text:span text:style-name="T3"><text:tab/></text:span><text:span text:style-name="T3">Angular overrides required </text:span></text:p>
                          </text:list-item>
                          <text:list-item>
                            <text:p><text:span text:style-name="T3">The form object and property set the value of invalid to true since one it input is true</text:span></text:p>
                          </text:list-item>
                          <text:list-item>
                            <text:p><text:span text:style-name="T3">The specific control also has property invalid which is also true</text:span></text:p>
                          </text:list-item>
                          <text:list-item>
                            <text:p><text:span text:style-name="T3">The properties from the HTML Elements can be used in the typescript code to cancel submission by returning false form the function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More validation methods</text:span></text:p>
                    <text:list>
                      <text:list-item>
                        <text:p><text:span text:style-name="T3">email </text:span><text:span text:style-name="T3"><text:tab/></text:span><text:span text:style-name="T3"><text:tab/></text:span><text:span text:style-name="T3"><text:tab/></text:span><text:span text:style-name="T3">Checks if a valid email address was entered</text:span></text:p>
                      </text:list-item>
                      <text:list-item>
                        <text:p><text:span text:style-name="T3">minLength</text:span><text:span text:style-name="T3"><text:tab/></text:span><text:span text:style-name="T3"><text:tab/></text:span><text:span text:style-name="T3">Checks if the string has a mininium length</text:span></text:p>
                      </text:list-item>
                      <text:list-item>
                        <text:p><text:span text:style-name="T3">maxLength</text:span></text:p>
                      </text:list-item>
                      <text:list-item>
                        <text:p><text:span text:style-name="T3">Patter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Using Form State to Give Visual Feedback</text:p>
          </draw:text-box>
        </draw:frame>
        <draw:frame presentation:style-name="pr5" draw:text-style-name="P7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 text:style-name="P7"><text:span text:style-name="T3">Angular adds the styles ng-dirty, ng-touched, ng-invalid, input-ng-untouched</text:span></text:p>
              </text:list-item>
              <text:list-item>
                <text:p text:style-name="P7"><text:span text:style-name="T3">can style this by putting the following rules in the css file</text:span></text:p>
                <text:list>
                  <text:list-item>
                    <text:p><text:span text:style-name="T3">input.ng-dirty</text:span></text:p>
                  </text:list-item>
                  <text:list-item>
                    <text:p><text:span text:style-name="T3">input ng-touched</text:span></text:p>
                  </text:list-item>
                  <text:list-item>
                    <text:p><text:span text:style-name="T3">input.ng-invalid</text:span></text:p>
                  </text:list-item>
                  <text:list-item>
                    <text:p><text:span text:style-name="T3">input.ng-invalid.ng-touched</text:span></text:p>
                  </text:list-item>
                </text:list>
              </text:list-item>
              <text:list-item>
                <text:p><text:span text:style-name="T3">Example – Display Please enter a name </text:span></text:p>
                <text:list>
                  <text:list-item>
                    <text:p><text:span text:style-name="T3">&lt;input type=”text” id=”name” name=”name” class=”form-control” ngModel required #nameCtrl=”ngModel”&gt;</text:span></text:p>
                    <text:list>
                      <text:list-item>
                        <text:p><text:span text:style-name="T3">The #nameCtrl give use access to the form control</text:span></text:p>
                      </text:list-item>
                    </text:list>
                  </text:list-item>
                  <text:list-item>
                    <text:p><text:span text:style-name="T3">&lt;span class *ngIf=”nameCtrl.invalid” &gt; ”help-block”Please enter a name!&lt;/span&gt;</text:span></text:p>
                    <text:list>
                      <text:list-item>
                        <text:p><text:span text:style-name="T3">There only when the input tag is invalid</text:span></text:p>
                      </text:list-item>
                    </text:list>
                  </text:list-item>
                </text:list>
              </text:list-item>
              <text:list-item>
                <text:p><text:span text:style-name="T3">Example – Disable a button</text:span></text:p>
                <text:list>
                  <text:list-item>
                    <text:p><text:span text:style-name="T3">&lt;button class=”btn btn-primary” type=”submit” [disabled]=”form.invalid”&gt;Add Character&lt;/button&gt;</text:span></text:p>
                    <text:list>
                      <text:list-item>
                        <text:p><text:span text:style-name="T3">form is reference to the #form local reference in the form ta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The Different Faces of ngModal<text:line-break/>Using the Reactive Approach</text:p>
          </draw:text-box>
        </draw:frame>
        <draw:frame presentation:style-name="pr5" draw:text-style-name="P7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 text:style-name="P7"><text:span text:style-name="T3">If you use ngModel with two way binding to some property</text:span></text:p>
                <text:list>
                  <text:list-item>
                    <text:p><text:span text:style-name="T3">Will have a default value</text:span></text:p>
                  </text:list-item>
                  <text:list-item>
                    <text:p><text:span text:style-name="T3">Will Change with every property</text:span></text:p>
                    <text:list>
                      <text:list-item>
                        <text:p><text:span text:style-name="T3">Will not respect the validity of this input</text:span></text:p>
                      </text:list-item>
                    </text:list>
                  </text:list-item>
                  <text:list-item>
                    <text:p><text:span text:style-name="T3">Must mange the form as an overall construct</text:span></text:p>
                  </text:list-item>
                </text:list>
              </text:list-item>
              <text:list-item>
                <text:p><text:span text:style-name="T3">Can use one way binding</text:span></text:p>
                <text:list>
                  <text:list-item>
                    <text:p><text:span text:style-name="T3">Set a default value</text:span></text:p>
                  </text:list-item>
                  <text:list-item>
                    <text:p><text:span text:style-name="T3">Won’t change every property with a key stroke</text:span></text:p>
                  </text:list-item>
                </text:list>
              </text:list-item>
              <text:list-item>
                <text:p><text:span text:style-name="T3">Using the Reactive Approach – An Alternate Approach</text:span></text:p>
                <text:list>
                  <text:list-item>
                    <text:p><text:span text:style-name="T3">Reactive Approach</text:span></text:p>
                  </text:list-item>
                  <text:list-item>
                    <text:p><text:span text:style-name="T3">Create the form in the typescript and synchronize it to the template</text:span></text:p>
                    <text:list>
                      <text:list-item>
                        <text:p><text:span text:style-name="T3">Direct access to the form objec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erver Side vs Client Side Routing</text:p>
          </draw:text-box>
        </draw:frame>
        <draw:frame presentation:style-name="pr5" draw:text-style-name="P7" draw:layer="layout" svg:width="25.778cm" svg:height="11.555cm" svg:x="1.4cm" svg:y="3.685cm" presentation:class="outline" presentation:user-transformed="true">
          <draw:text-box>
            <text:list text:style-name="L2">
              <text:list-item>
                <text:p text:style-name="P7"><text:span text:style-name="T3">Server Side</text:span></text:p>
                <text:list>
                  <text:list-item>
                    <text:p><text:span text:style-name="T3">Happens first when you visit the page</text:span></text:p>
                    <text:list>
                      <text:list-item>
                        <text:p><text:span text:style-name="T3">Enter the URL, the server enter the request</text:span></text:p>
                      </text:list-item>
                    </text:list>
                  </text:list-item>
                  <text:list-item>
                    <text:p><text:span text:style-name="T3">can’t find the route 404</text:span></text:p>
                  </text:list-item>
                </text:list>
              </text:list-item>
              <text:list-item>
                <text:p><text:span text:style-name="T3">Client Side</text:span></text:p>
                <text:list>
                  <text:list-item>
                    <text:p><text:span text:style-name="T3">The URL Changes, but no request gets sent</text:span></text:p>
                  </text:list-item>
                  <text:list-item>
                    <text:p><text:span text:style-name="T3">The links are managed through URL</text:span></text:p>
                  </text:list-item>
                  <text:list-item>
                    <text:p><text:span text:style-name="T3">only changes the URL and the DOM</text:span></text:p>
                  </text:list-item>
                  <text:list-item>
                    <text:p><text:span text:style-name="T3">When the App is loaded this happens after server side routing since ( client side)</text:span></text:p>
                    <text:list>
                      <text:list-item>
                        <text:p><text:span text:style-name="T3">If you visit a route that exist in your angular app and not server the server will throw a 404 err</text:span></text:p>
                        <text:list>
                          <text:list-item>
                            <text:p><text:span text:style-name="T3">Need to configure the server so it return an index.html that holds the Angular App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dding Routing to the Application</text:p>
          </draw:text-box>
        </draw:frame>
        <draw:frame presentation:style-name="pr5" draw:text-style-name="P7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 text:style-name="P7"><text:span text:style-name="T3">In the aopp.module.ts</text:span></text:p>
                <text:list>
                  <text:list-item>
                    <text:p><text:span text:style-name="T3">Need to import the Router Module – @anagular/Router</text:span></text:p>
                  </text:list-item>
                  <text:list-item>
                    <text:p><text:span text:style-name="T3">Need to const routes: [</text:span></text:p>
                    <text:list>
                      <text:list-item>
                        <text:list>
                          <text:list-item>
                            <text:p><text:span text:style-name="T3">{path: ‘’, component: ‘TabComponent’ }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If the path is found then load the component</text:span></text:p>
                          </text:list-item>
                          <text:list-item>
                            <text:p><text:span text:style-name="T3">{path ‘new-character’, component: CreateCharacterComponent</text:span></text:p>
                          </text:list-item>
                        </text:list>
                      </text:list-item>
                      <text:list-item>
                        <text:p><text:span text:style-name="T3">]</text:span></text:p>
                      </text:list-item>
                    </text:list>
                  </text:list-item>
                  <text:list-item>
                    <text:p><text:span text:style-name="T3">empty path ‘’ means localhost:4200/</text:span></text:p>
                  </text:list-item>
                  <text:list-item>
                    <text:p><text:span text:style-name="T3">Route.forChild is important for lazy loading</text:span></text:p>
                  </text:list-item>
                  <text:list-item>
                    <text:p><text:span text:style-name="T3">Route.forRoot(routes)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// Register the routes in the angular module</text:span></text:p>
                  </text:list-item>
                  <text:list-item>
                    <text:p><text:span text:style-name="T3">In the html use &lt;router-outlet&gt; to tell Angular the root routes load them in the App Component use the Component from route instead of router-outl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Navigating with Router Routes</text:p>
          </draw:text-box>
        </draw:frame>
        <draw:frame presentation:style-name="pr5" draw:text-style-name="P7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 text:style-name="P7"><text:span text:style-name="T3">routerLink is a directive that uses property binding to be configured to which path it should travel</text:span></text:p>
                <text:list>
                  <text:list-item>
                    <text:p><text:span text:style-name="T3">[routerLink] = “ ‘getRoute() ‘ “</text:span></text:p>
                  </text:list-item>
                  <text:list-item>
                    <text:p><text:span text:style-name="T3">routerLInk=””</text:span><text:span text:style-name="T3"><text:tab/></text:span><text:span text:style-name="T3"><text:tab/></text:span><text:span text:style-name="T3"><text:tab/></text:span><text:span text:style-name="T3"><text:tab/></text:span><text:span text:style-name="T3">// Only binds to a String</text:span></text:p>
                  </text:list-item>
                  <text:list-item>
                    <text:p><text:span text:style-name="T3">Should set up the paths in app.module.ts</text:span></text:p>
                  </text:list-item>
                </text:list>
              </text:list-item>
              <text:list-item>
                <text:p><text:span text:style-name="T3">RouterLinkActive – Which CSS get applied</text:span></text:p>
                <text:list>
                  <text:list-item>
                    <text:p><text:span text:style-name="T3">Added to a list, the link or wrapping element</text:span></text:p>
                  </text:list-item>
                  <text:list-item>
                    <text:p><text:span text:style-name="T3">routerLInkActive=”active”</text:span></text:p>
                  </text:list-item>
                  <text:list-item>
                    <text:p><text:span text:style-name="T3">Attach the active whenever the / is active or /help ( the slash here too and /help will have the active )</text:span></text:p>
                  </text:list-item>
                </text:list>
              </text:list-item>
              <text:list-item>
                <text:p><text:span text:style-name="T3">routerLinkActiveOptions</text:span></text:p>
                <text:list>
                  <text:list-item>
                    <text:p><text:span text:style-name="T3">Pass in { exact: true }</text:span><text:span text:style-name="T3"><text:tab/></text:span><text:span text:style-name="T3"><text:tab/></text:span><text:span text:style-name="T3">only adds the active if the path is exact (“/” 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Handling Unknown Routes and wildcards and Redirects</text:p>
          </draw:text-box>
        </draw:frame>
        <draw:frame presentation:style-name="pr5" draw:text-style-name="P7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 text:style-name="P7"><text:span text:style-name="T3">What if we are give a route that does note exist in the Routes Array</text:span></text:p>
                <text:list>
                  <text:list-item>
                    <text:p text:style-name="P7"><text:span text:style-name="T3">It will break the system</text:span></text:p>
                  </text:list-item>
                  <text:list-item>
                    <text:p text:style-name="P7"><text:span text:style-name="T3">{ path ‘**’ }</text:span><text:span text:style-name="T3"><text:tab/></text:span><text:span text:style-name="T3"><text:tab/></text:span></text:p>
                    <text:list>
                      <text:list-item>
                        <text:p text:style-name="P7"><text:span text:style-name="T3">Should be the last in the Array or will catch all routes</text:span></text:p>
                      </text:list-item>
                      <text:list-item>
                        <text:p text:style-name="P7"><text:span text:style-name="T3">** - wildcard route</text:span></text:p>
                      </text:list-item>
                    </text:list>
                  </text:list-item>
                </text:list>
              </text:list-item>
              <text:list-item>
                <text:p><text:span text:style-name="T3">redirectTo: ‘/help’</text:span><text:span text:style-name="T3"><text:tab/></text:span><text:span text:style-name="T3"><text:tab/></text:span><text:span text:style-name="T3">– redirects to a path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Using Child Routes and Route Parameters</text:p>
          </draw:text-box>
        </draw:frame>
        <draw:frame presentation:style-name="pr5" draw:text-style-name="P7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 text:style-name="P7"><text:span text:style-name="T3">const routes = [</text:span></text:p>
                <text:list>
                  <text:list-item>
                    <text:p text:style-name="P7"><text:span text:style-name="T3">{ path ‘characters’, component TabsComponent, children: [ </text:span></text:p>
                    <text:list>
                      <text:list-item>
                        <text:p><text:span text:style-name="T3">{path: ‘’, redirectTo: ‘all’ }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// For the /. <text:s/>Problem ‘’ is part of all URLs add the pathMatch: ‘full’ to fix</text:span></text:p>
                      </text:list-item>
                      <text:list-item>
                        <text:p><text:span text:style-name="T3">{ path: ‘:side’ , component:ListComponent } </text:span><text:span text:style-name="T3"><text:tab/></text:span><text:span text:style-name="T3"><text:tab/></text:span><text:span text:style-name="T3">// Side is a dynamic variable will be retrieved in ListComponent</text:span></text:p>
                      </text:list-item>
                      <text:list-item>
                        <text:p><text:span text:style-name="T3">]</text:span></text:p>
                      </text:list-item>
                    </text:list>
                  </text:list-item>
                  <text:list-item>
                    <text:p text:style-name="P7"><text:span text:style-name="T3">]</text:span></text:p>
                  </text:list-item>
                  <text:list-item>
                    <text:p text:style-name="P7"><text:span text:style-name="T3">For the routes we should have /characters/light</text:span><text:span text:style-name="T3"><text:tab/></text:span><text:span text:style-name="T3">so the parent catches the /characters and the child catches the /light</text:span></text:p>
                  </text:list-item>
                </text:list>
              </text:list-item>
              <text:list-item>
                <text:p><text:span text:style-name="T3">The children path are relative to the parent paths. <text:s/>In the code the paths have a parent/child relationship</text:span></text:p>
              </text:list-item>
              <text:list-item>
                <text:p><text:span text:style-name="T3">In the Child’s component add the router outlet</text:span></text:p>
              </text:list-item>
              <text:list-item>
                <text:p><text:span text:style-name="T3">/ make the route absolut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1" draw:text-style-name="P11" draw:layer="layout" svg:width="25.199cm" svg:height="3.304cm" svg:x="1.4cm" svg:y="0.29cm" presentation:class="title" presentation:user-transformed="true">
          <draw:text-box>
            <text:p text:style-name="P11"><text:span text:style-name="T7">Extracting Route Parameters</text:span><text:span text:style-name="T7"><text:line-break/></text:span><text:span text:style-name="T7">Fixing Page Reload Issues</text:span><text:span text:style-name="T7"><text:line-break/></text:span><text:span text:style-name="T7">Cleanup and Reactivity Issues</text:span></text:p>
          </draw:text-box>
        </draw:frame>
        <draw:frame presentation:style-name="pr5" draw:text-style-name="P7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 text:style-name="P7"><text:span text:style-name="T3">Retrieving the :side</text:span></text:p>
                <text:list>
                  <text:list-item>
                    <text:p text:style-name="P7"><text:span text:style-name="T3">Set up listeners ngOnInit</text:span></text:p>
                  </text:list-item>
                  <text:list-item>
                    <text:p text:style-name="P7"><text:span text:style-name="T3">Example</text:span></text:p>
                    <text:list>
                      <text:list-item>
                        <text:p><text:span text:style-name="T3">activatedRoute: ActivatedRoute </text:span><text:span text:style-name="T3"><text:tab/></text:span><text:span text:style-name="T3"><text:tab/></text:span><text:span text:style-name="T3"><text:tab/></text:span><text:span text:style-name="T3"><text:tab/></text:span><text:span text:style-name="T3">// Should be injected into the system</text:span></text:p>
                      </text:list-item>
                      <text:list-item>
                        <text:p text:style-name="P7"><text:span text:style-name="T3">ngOnInit() {</text:span></text:p>
                        <text:list>
                          <text:list-item>
                            <text:p><text:span text:style-name="T3">this.activatedRoute.params.subscribe( (params)→ { this.characters - this.swService.getCharacters(params.side)) }</text:span></text:p>
                          </text:list-item>
                          <text:list-item>
                            <text:p><text:span text:style-name="T3"/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ActivateRoute import from @Angular/router and should be injected</text:span></text:p>
                    <text:list>
                      <text:list-item>
                        <text:p><text:span text:style-name="T3">Don’t need to setup a provider since it is done in @Angular/router</text:span></text:p>
                      </text:list-item>
                    </text:list>
                  </text:list-item>
                </text:list>
              </text:list-item>
              <text:list-item>
                <text:p><text:span text:style-name="T3">Cleanup and Missing Reactivity</text:span></text:p>
                <text:list>
                  <text:list-item>
                    <text:p><text:span text:style-name="T3">We are currently reloading the page</text:span></text:p>
                    <text:list>
                      <text:list-item>
                        <text:p><text:span text:style-name="T3">change &lt;a href=”#” simply triggers a reload</text:span></text:p>
                      </text:list-item>
                    </text:list>
                  </text:list-item>
                </text:list>
              </text:list-item>
              <text:list-item>
                <text:p><text:span text:style-name="T3">Cleanup and Reactivity Issues </text:span></text:p>
                <text:list>
                  <text:list-item>
                    <text:p><text:span text:style-name="T3">Publish a notification when the data is update and then the current screen can be refreshed</text:span></text:p>
                  </text:list-item>
                  <text:list-item>
                    <text:p><text:span text:style-name="T3">Dive into the next moud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Reactivity, RxJS and Observables<text:line-break/>Understanding Subscribe</text:p>
          </draw:text-box>
        </draw:frame>
        <draw:frame presentation:style-name="pr5" draw:text-style-name="P7" draw:layer="layout" svg:width="26.032cm" svg:height="11.555cm" svg:x="1.4cm" svg:y="3.679cm" presentation:class="outline" presentation:user-transformed="true">
          <draw:text-box>
            <text:list text:style-name="L2">
              <text:list-item>
                <text:p text:style-name="P7"><text:span text:style-name="T3">push an event to another component</text:span></text:p>
              </text:list-item>
              <text:list-item>
                <text:p text:style-name="P7"><text:span text:style-name="T3">rxjs – A javaScript Library dealing with Observable</text:span></text:p>
              </text:list-item>
              <text:list-item>
                <text:p text:style-name="P7"><text:span text:style-name="T3">Each Observable is observable or subscriber</text:span></text:p>
                <text:list>
                  <text:list-item>
                    <text:p><text:span text:style-name="T3">By subscribing to it, we get informed when something changes in the observer</text:span></text:p>
                  </text:list-item>
                </text:list>
              </text:list-item>
              <text:list-item>
                <text:p><text:span text:style-name="T3">In the subscribe function 3 parameters ( this code register the subscriber )</text:span></text:p>
                <text:list>
                  <text:list-item>
                    <text:p><text:span text:style-name="T3">function to be called when observable gets a new value</text:span><text:span text:style-name="T3"><text:tab/></text:span><text:span text:style-name="T3"><text:tab/></text:span><text:span text:style-name="T3"><text:tab/></text:span><text:span text:style-name="T3">pass in one function</text:span><text:span text:style-name="T3"><text:tab/></text:span></text:p>
                  </text:list-item>
                  <text:list-item>
                    <text:p><text:span text:style-name="T3">function to fetch any errors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pass in one variable</text:span></text:p>
                  </text:list-item>
                  <text:list-item>
                    <text:p><text:span text:style-name="T3">complete with no arguments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pass no variables</text:span></text:p>
                  </text:list-item>
                </text:list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Using Subjects as Event Emitters</text:p>
          </draw:text-box>
        </draw:frame>
        <draw:frame presentation:style-name="pr5" draw:text-style-name="P7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 text:style-name="P7"><text:span text:style-name="T3">In a service function</text:span></text:p>
                <text:list>
                  <text:list-item>
                    <text:p><text:span text:style-name="T3">// Subject can emit a value and be subscribed to</text:span></text:p>
                  </text:list-item>
                  <text:list-item>
                    <text:p text:style-name="P7"><text:span text:style-name="T3">charactersChanged = new Subject&lt;void&gt;();</text:span><text:span text:style-name="T3"><text:tab/></text:span><text:span text:style-name="T3">// Subject is provided by RxJS Package and no payload with the event</text:span></text:p>
                  </text:list-item>
                  <text:list-item>
                    <text:p text:style-name="P7"><text:span text:style-name="T3">In a function onSideChosen() {</text:span></text:p>
                    <text:list>
                      <text:list-item>
                        <text:p><text:span text:style-name="T3">…</text:span></text:p>
                      </text:list-item>
                      <text:list-item>
                        <text:p><text:span text:style-name="T3">this.charactersChanges.next();</text:span><text:span text:style-name="T3"><text:tab/></text:span><text:span text:style-name="T3"><text:tab/></text:span><text:span text:style-name="T3"><text:tab/></text:span><text:span text:style-name="T3"><text:tab/></text:span><text:span text:style-name="T3">// Emit the next value of the subject</text:span></text:p>
                      </text:list-item>
                      <text:list-item>
                        <text:p><text:span text:style-name="T3">…</text:span></text:p>
                      </text:list-item>
                    </text:list>
                  </text:list-item>
                  <text:list-item>
                    <text:p><text:span text:style-name="T3">}</text:span></text:p>
                  </text:list-item>
                </text:list>
              </text:list-item>
              <text:list-item>
                <text:p><text:span text:style-name="T3">Subscirpiton</text:span></text:p>
                <text:list>
                  <text:list-item>
                    <text:p><text:span text:style-name="T3">this.activateRoute.params.subscribe</text:span></text:p>
                  </text:list-item>
                  <text:list-item>
                    <text:p><text:span text:style-name="T3">this.swService.charactersChanged.subsscribe(() =&gt; { this.characters = this.swService.getCharacters(thyis.loaded.side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Managing Subscriptions<text:line-break/>More on Subscriptions</text:p>
          </draw:text-box>
        </draw:frame>
        <draw:frame presentation:style-name="pr5" draw:text-style-name="P7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 text:style-name="P7"><text:span text:style-name="T3">For your own permissions you need to clean</text:span></text:p>
              </text:list-item>
              <text:list-item>
                <text:p text:style-name="P7"><text:span text:style-name="T3">We don’t need subscriptions when we navigate from the component – use callback onDestroy</text:span></text:p>
              </text:list-item>
              <text:list-item>
                <text:p text:style-name="P7"><text:span text:style-name="T3">Code</text:span></text:p>
                <text:list>
                  <text:list-item>
                    <text:p><text:span text:style-name="T3">Create a property subscription:Subscription </text:span></text:p>
                  </text:list-item>
                  <text:list-item>
                    <text:p><text:span text:style-name="T3">subscription = this.swService.charactersChanged.subsscribe(() =&gt; { this.characters = this.swService.getCharacters(thyis.loaded.side);</text:span></text:p>
                  </text:list-item>
                  <text:list-item>
                    <text:p><text:span text:style-name="T3">ngOnDestroy() {</text:span></text:p>
                    <text:list>
                      <text:list-item>
                        <text:p><text:span text:style-name="T3">this.subscription.unsubscribe();</text:span></text:p>
                      </text:list-item>
                    </text:list>
                  </text:list-item>
                  <text:list-item>
                    <text:p><text:span text:style-name="T3">}</text:span></text:p>
                  </text:list-item>
                </text:list>
              </text:list-item>
              <text:list-item>
                <text:p><text:span text:style-name="T3">The subscribe function can be change with operators from the rxjs library to tranform and change output variables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1" draw:text-style-name="P10" draw:layer="layout" svg:width="25.199cm" svg:height="4.267cm" svg:x="1.4cm" svg:y="-0.191cm" presentation:class="title" presentation:user-transformed="true">
          <draw:text-box>
            <text:p text:style-name="P10"><text:span text:style-name="T4">Injecting the Angular HTTP Service</text:span><text:span text:style-name="T4"><text:line-break/></text:span><text:span text:style-name="T4">Sending a Get Request</text:span><text:span text:style-name="T4"><text:line-break/></text:span><text:span text:style-name="T4"/></text:p>
          </draw:text-box>
        </draw:frame>
        <draw:frame presentation:style-name="pr5" draw:text-style-name="P7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 text:style-name="P7"><text:span text:style-name="T3">Need to install @angular/http</text:span></text:p>
              </text:list-item>
              <text:list-item>
                <text:p text:style-name="P7"><text:span text:style-name="T3">Need to create an </text:span><text:span text:style-name="T3"><text:a xlink:href="http://Http/" xlink:type="simple">http:Http</text:a></text:span><text:span text:style-name="T3"><text:s/>variable and use dependency injection </text:span></text:p>
              </text:list-item>
              <text:list-item>
                <text:p text:style-name="P7"><text:span text:style-name="T3">Need to add it to the module class : </text:span></text:p>
                <text:list>
                  <text:list-item>
                    <text:p><text:span text:style-name="T3">When you add it to the imports, the service does not need to be added to the providers</text:span></text:p>
                  </text:list-item>
                </text:list>
              </text:list-item>
              <text:list-item>
                <text:p><text:span text:style-name="T3">Sending a Get Request</text:span></text:p>
                <text:list>
                  <text:list-item>
                    <text:p><text:span text:style-name="T3">this.http.get()</text:span></text:p>
                    <text:list>
                      <text:list-item>
                        <text:p><text:span text:style-name="T3">parameter 1 – The url to get the request</text:span></text:p>
                      </text:list-item>
                      <text:list-item>
                        <text:p><text:span text:style-name="T3">parameter 2 – 2</text:span><text:span text:style-name="T10">nd</text:span><text:span text:style-name="T3"> Parameter is a JavaScript Object Literal to set headers and other items</text:span></text:p>
                      </text:list-item>
                    </text:list>
                  </text:list-item>
                  <text:list-item>
                    <text:p><text:span text:style-name="T3">this.http.get(‘</text:span><text:span text:style-name="T3"><text:a xlink:href="http://swapi.co/api/people" xlink:type="simple">http://swapi.co/api/people</text:a></text:span><text:span text:style-name="T3">’)</text:span><text:span text:style-name="T3"><text:tab/></text:span><text:span text:style-name="T3"><text:tab/></text:span><text:span text:style-name="T3">– Does not send the Get Request</text:span></text:p>
                    <text:list>
                      <text:list-item>
                        <text:p><text:span text:style-name="T3">Angular only sends the request if someone subscribes to it.</text:span></text:p>
                      </text:list-item>
                      <text:list-item>
                        <text:p><text:span text:style-name="T3">this.http.get(‘</text:span><text:span text:style-name="T3"><text:a xlink:href="http://swapi.co/api/people" xlink:type="simple">http://swapi.co/api/people</text:a></text:span><text:span text:style-name="T3">’).subscribe(response:Response) =&gt; { console.log(response) })’</text:span></text:p>
                        <text:list>
                          <text:list-item>
                            <text:p><text:span text:style-name="T3">unsubscribe automatically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/></text:p>
                    <text:list>
                      <text:list-item>
                        <text:p><text:span text:style-name="T3"/></text:p>
                      </text:list-item>
                    </text:list>
                  </text:list-item>
                  <text:list-item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4">Sending a Post Request</text:span></text:p>
          </draw:text-box>
        </draw:frame>
        <draw:frame presentation:style-name="pr5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3">Example</text:span></text:p>
                <text:list>
                  <text:list-item>
                    <text:p><text:span text:style-name="T3">const myData = { description: ‘Data’}</text:span></text:p>
                  </text:list-item>
                  <text:list-item>
                    <text:p><text:span text:style-name="T3">this.http.post( ‘</text:span><text:span text:style-name="T3"><text:a xlink:href="http://www.yahoo.com/endpoint" xlink:type="simple">http://www.yahoo.com/endpoint</text:a></text:span><text:span text:style-name="T3">’, myData).map( response:Response) =&gt; {</text:span></text:p>
                    <text:list>
                      <text:list-item>
                        <text:p><text:span text:style-name="T3">// map() is totally optional, you just subscribe</text:span></text:p>
                      </text:list-item>
                      <text:list-item>
                        <text:p><text:span text:style-name="T3">return response.json }</text:span></text:p>
                      </text:list-item>
                      <text:list-item>
                        <text:p><text:span text:style-name="T3">).subscribe(</text:span></text:p>
                        <text:list>
                          <text:list-item>
                            <text:p><text:span text:style-name="T3">(transformedData: any) =&gt; {</text:span></text:p>
                            <text:list>
                              <text:list-item>
                                <text:p><text:span text:style-name="T3">// Use your response data here</text:span></text:p>
                              </text:list-item>
                              <text:list-item>
                                <text:p><text:span text:style-name="T3">console.log(transformedData); } )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ransform Responses</text:p>
          </draw:text-box>
        </draw:frame>
        <draw:frame presentation:style-name="pr5" draw:text-style-name="P7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 text:style-name="P7"><text:span text:style-name="T3">Example</text:span></text:p>
                <text:list>
                  <text:list-item>
                    <text:p text:style-name="P7"><text:span text:style-name="T3">this.http.get(‘</text:span><text:span text:style-name="T3"><text:a xlink:href="http://swapi.co/api/people" xlink:type="simple">http://swapi.co/api/people</text:a></text:span><text:span text:style-name="T3">’).</text:span></text:p>
                  </text:list-item>
                  <text:list-item>
                    <text:p text:style-name="P7"><text:span text:style-name="T5">map(</text:span><text:span text:style-name="T5"><text:tab/></text:span><text:span text:style-name="T5"> (response:Respnose) =&gt; { </text:span><text:span text:style-name="T5"><text:tab/></text:span><text:span text:style-name="T5"><text:tab/></text:span><text:span text:style-name="T3">// provided by RxJS return a result ( and different type) <text:s/>to the next function</text:span></text:p>
                    <text:list>
                      <text:list-item>
                        <text:p><text:span text:style-name="T3">const data = response.json() </text:span></text:p>
                      </text:list-item>
                      <text:list-item>
                        <text:p><text:span text:style-name="T3">const chars - extractedChars.map((char) =&gt; {</text:span><text:span text:style-name="T3"><text:tab/></text:span><text:span text:style-name="T3"><text:tab/></text:span><text:span text:style-name="T3">// Here map is another javaScript function call different from above</text:span></text:p>
                        <text:list>
                          <text:list-item>
                            <text:p><text:span text:style-name="T3">return { name char.name, side: ‘’ }’</text:span></text:p>
                          </text:list-item>
                        </text:list>
                      </text:list-item>
                      <text:list-item>
                        <text:p><text:span text:style-name="T3">})</text:span></text:p>
                      </text:list-item>
                      <text:list-item>
                        <text:p><text:span text:style-name="T3">return chars;;</text:span></text:p>
                      </text:list-item>
                    </text:list>
                  </text:list-item>
                  <text:list-item>
                    <text:p><text:span text:style-name="T3">}).</text:span><text:span text:style-name="T3"><text:tab/></text:span><text:span text:style-name="T3"><text:tab/></text:span></text:p>
                  </text:list-item>
                  <text:list-item>
                    <text:p text:style-name="P7"><text:span text:style-name="T3">.subscribe( (response:Response) =&gt; {</text:span></text:p>
                    <text:list>
                      <text:list-item>
                        <text:p text:style-name="P7"><text:span text:style-name="T3">console.log(response);</text:span></text:p>
                      </text:list-item>
                    </text:list>
                  </text:list-item>
                  <text:list-item>
                    <text:p text:style-name="P7"><text:span text:style-name="T3">);</text:span></text:p>
                  </text:list-item>
                </text:list>
              </text:list-item>
              <text:list-item>
                <text:p><text:span text:style-name="T3">import ‘rxjs/add/operator/map’;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1" draw:text-style-name="P10" draw:layer="layout" svg:width="25.199cm" svg:height="2.845cm" svg:x="1.4cm" svg:y="0.52cm" presentation:class="title" presentation:user-transformed="true">
          <draw:text-box>
            <text:p text:style-name="P10"><text:span text:style-name="T4">Updating the UI</text:span><text:span text:style-name="T4"><text:line-break/></text:span><text:span text:style-name="T4">Fixing a Bug, we introduced into Our Project</text:span></text:p>
          </draw:text-box>
        </draw:frame>
        <draw:frame presentation:style-name="pr5" draw:text-style-name="P7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 text:style-name="P7"><text:span text:style-name="T3">The UI does not update, in the subscribe function we call this.charactersChange.next() event</text:span></text:p>
              </text:list-item>
              <text:list-item>
                <text:p text:style-name="P7"><text:span text:style-name="T3">Fixing a Bug, we introduced into Our Projects</text:span></text:p>
                <text:list>
                  <text:list-item>
                    <text:p><text:span text:style-name="T3">Add a new star wars character </text:span></text:p>
                    <text:list>
                      <text:list-item>
                        <text:p><text:span text:style-name="T3">Does not show up in All</text:span></text:p>
                      </text:list-item>
                      <text:list-item>
                        <text:p><text:span text:style-name="T3">Light is empty</text:span></text:p>
                      </text:list-item>
                      <text:list-item>
                        <text:p><text:span text:style-name="T3">Dark is empty</text:span></text:p>
                      </text:list-item>
                    </text:list>
                  </text:list-item>
                  <text:list-item>
                    <text:p><text:span text:style-name="T3">Problem : When the tab is changed the list is not initialized. <text:s/>The list is always created on onNgInit()</text:span></text:p>
                    <text:list>
                      <text:list-item>
                        <text:p><text:span text:style-name="T3">Prevents remove – In the module (*.module.ts) <text:s/>add the Onit() to AppComponent and call the service there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Optimization &amp; Deployment<text:line-break/>The Role of Modules (NgModule)</text:p>
          </draw:text-box>
        </draw:frame>
        <draw:frame presentation:style-name="pr5" draw:text-style-name="P7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 text:style-name="P7"><text:span text:style-name="T3">The *.module.ts can be considered a bundle of features</text:span></text:p>
              </text:list-item>
              <text:list-item>
                <text:p text:style-name="P7"><text:span text:style-name="T3">Could create multiple modules into many module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Using Multiple Custom Modules</text:p>
          </draw:text-box>
        </draw:frame>
        <draw:frame presentation:style-name="pr5" draw:text-style-name="P7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 text:style-name="P7"><text:span text:style-name="T3">1</text:span><text:span text:style-name="T10">st</text:span><text:span text:style-name="T3"> Step outsource the Routes and the Routes Module into its own function ( Common Pattern )</text:span></text:p>
                <text:list>
                  <text:list-item>
                    <text:p text:style-name="P7"><text:span text:style-name="T3">Create app-routing.modules</text:span></text:p>
                    <text:list>
                      <text:list-item>
                        <text:p><text:span text:style-name="T3">const routes = [ … ]</text:span></text:p>
                      </text:list-item>
                      <text:list-item>
                        <text:p><text:span text:style-name="T3">@NgModule({</text:span></text:p>
                        <text:list>
                          <text:list-item>
                            <text:p><text:span text:style-name="T3">imports: [RouterModule.forRoot(routes)]</text:span></text:p>
                          </text:list-item>
                          <text:list-item>
                            <text:p><text:span text:style-name="T3">exports: [RouterModule];</text:span></text:p>
                          </text:list-item>
                        </text:list>
                      </text:list-item>
                      <text:list-item>
                        <text:p><text:span text:style-name="T3">})</text:span></text:p>
                      </text:list-item>
                      <text:list-item>
                        <text:p><text:span text:style-name="T3">export class AppRoutingModule{}</text:span><text:span text:style-name="T3"><text:tab/></text:span><text:span text:style-name="T3"><text:tab/></text:span><text:span text:style-name="T3">// Which features should be used in other modules. <text:s/>Features are encapsulated to a module </text:span></text:p>
                      </text:list-item>
                    </text:list>
                  </text:list-item>
                  <text:list-item>
                    <text:p><text:span text:style-name="T3">Create app.module.ts</text:span></text:p>
                    <text:list>
                      <text:list-item>
                        <text:p><text:span text:style-name="T3">import: [ AppRoutingModule] </text:span><text:span text:style-name="T3"><text:tab/></text:span><text:span text:style-name="T3"><text:tab/></text:span><text:span text:style-name="T3"><text:tab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Create a Feature Module &amp; Using Lazy Loading</text:p>
          </draw:text-box>
        </draw:frame>
        <draw:frame presentation:style-name="pr5" draw:text-style-name="P7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 text:style-name="P7"><text:span text:style-name="T3">Advantage : Can have a root path in one file and the rest of the path in another file.</text:span></text:p>
              </text:list-item>
              <text:list-item>
                <text:p text:style-name="P7"><text:span text:style-name="T3">Inside the create-charactermodule.ts in the @NgModule</text:span></text:p>
                <text:list>
                  <text:list-item>
                    <text:p><text:span text:style-name="T3">{ path: ‘’ component: CreateCharacterComponent }</text:span></text:p>
                  </text:list-item>
                </text:list>
              </text:list-item>
              <text:list-item>
                <text:p text:style-name="P7"><text:span text:style-name="T3">example in routes : { path: ‘new-character’ loadChildren: ‘./create-character/create-chareacter.moudle.ts#CreateCharacterModule’ }</text:span></text:p>
                <text:list>
                  <text:list-item>
                    <text:p><text:span text:style-name="T3">Only loaded it once the page is visited</text:span></text:p>
                  </text:list-item>
                  <text:list-item>
                    <text:p><text:span text:style-name="T3">need to start ng-serve</text:span></text:p>
                  </text:list-item>
                </text:list>
              </text:list-item>
              <text:list-item>
                <text:p><text:span text:style-name="T3">Features declared in the @NgModule are used for that module and no others</text:span></text:p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1-07-05T11:47:19.940989082</meta:creation-date>
    <dc:date>2021-08-04T09:23:29.257241690</dc:date>
    <meta:editing-duration>PT21H56M25S</meta:editing-duration>
    <meta:editing-cycles>24</meta:editing-cycles>
    <meta:generator>LibreOffice/6.3.4.2$MacOSX_X86_64 LibreOffice_project/60da17e045e08f1793c57c00ba83cdfce946d0aa</meta:generator>
    <meta:document-statistic meta:object-count="221"/>
  </office:meta>
</office:document-meta>
</file>